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1799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1.5736in"/>
    </style:style>
    <style:style style:name="co5" style:family="table-column">
      <style:table-column-properties fo:break-before="auto" style:column-width="0.8047in"/>
    </style:style>
    <style:style style:name="co6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1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62" number:language="en" number:country="US">
      <number:hours number:style="long"/>
      <number:text>:</number:text>
      <number:minutes number:style="long"/>
      <number:text> </number:text>
      <number:am-pm/>
    </number:time-style>
    <style:style style:name="ce22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5" style:family="table-cell" style:parent-style-name="Default" style:data-style-name="N37"/>
    <style:style style:name="ce23" style:family="table-cell" style:parent-style-name="Default" style:data-style-name="N20062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 style:data-style-name="N132"/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ff8000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#2a6099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00a933"/>
    </style:style>
    <style:style style:name="ce45" style:family="table-cell" style:parent-style-name="Default">
      <style:table-cell-properties fo:background-color="#55308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4000"/>
    </style:style>
    <style:style style:name="ce48" style:family="table-cell" style:parent-style-name="Default" style:data-style-name="N4"/>
    <style:style style:name="ce24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20062">
      <style:table-cell-properties style:text-align-source="fix" style:repeat-content="false" style:vertical-align="middle"/>
      <style:paragraph-properties fo:text-align="center" fo:margin-left="0in"/>
    </style:style>
    <style:style style:name="ce57" style:family="table-cell" style:parent-style-name="Default" style:data-style-name="N62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6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6" style:family="table-cell" style:parent-style-name="Default" style:data-style-name="N37"/>
    <style:style style:name="ce58" style:family="table-cell" style:parent-style-name="Default" style:data-style-name="N132"/>
    <style:style style:name="ce59" style:family="table-cell" style:parent-style-name="Default">
      <style:table-cell-properties fo:background-color="#000000"/>
    </style:style>
    <style:style style:name="ce60" style:family="table-cell" style:parent-style-name="Default">
      <style:table-cell-properties fo:background-color="#ff8000"/>
    </style:style>
    <style:style style:name="ce66" style:family="table-cell" style:parent-style-name="Default">
      <style:table-cell-properties fo:background-color="#999999"/>
    </style:style>
    <style:style style:name="ce67" style:family="table-cell" style:parent-style-name="Default">
      <style:table-cell-properties fo:background-color="#81d41a"/>
    </style:style>
    <style:style style:name="ce68" style:family="table-cell" style:parent-style-name="Default">
      <style:table-cell-properties fo:background-color="#ff0000"/>
    </style:style>
    <style:style style:name="ce69" style:family="table-cell" style:parent-style-name="Default">
      <style:table-cell-properties fo:background-color="#2a6099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00a933"/>
    </style:style>
    <style:style style:name="ce72" style:family="table-cell" style:parent-style-name="Default">
      <style:table-cell-properties fo:background-color="#55308d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ff4000"/>
    </style:style>
    <style:style style:name="ce7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24"/>
        <table:table-column table:style-name="co1" table:number-columns-repeated="2" table:default-cell-style-name="ce28"/>
        <table:table-column table:style-name="co1" table:default-cell-style-name="ce30"/>
        <table:table-column table:style-name="co1" table:number-columns-repeated="4" table:default-cell-style-name="ce31"/>
        <table:table-column table:style-name="co3" table:default-cell-style-name="ce31"/>
        <table:table-column table:style-name="co1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24"/>
        <table:table-column table:style-name="co8" table:default-cell-style-name="ce24"/>
        <table:table-column table:style-name="co1" table:number-columns-repeated="1010" table:default-cell-style-name="ce3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30" table:formula="of:=([.J2]-[.J1])/[.L2]*5" office:value-type="time" office:time-value="PT37H01M52.195121951S" calcext:value-type="time">
            <text:p>37:01</text:p>
          </table:table-cell>
          <table:table-cell office:value-type="string" calcext:value-type="string">
            <text:p>Current Total Time</text:p>
          </table:table-cell>
          <table:table-cell table:style-name="ce30" table:formula="of:=SUM([.D2:.D10000])" office:value-type="time" office:time-value="PT769H02M00S" calcext:value-type="time">
            <text:p>769:02</text:p>
          </table:table-cell>
          <table:table-cell office:value-type="string" calcext:value-type="string">
            <text:p>Done (%)</text:p>
          </table:table-cell>
          <table:table-cell table:style-name="ce65" table:formula="of:=[.J1]/[.J2]" office:value-type="percentage" office:value="0.457757936507937" calcext:value-type="percentage">
            <text:p>45.78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([.C2]-[.B2]+([.C2]&lt;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30" table:formula="of:=[.J1]/[.L5]*5" office:value-type="time" office:time-value="PT13H02M04.06779661S" calcext:value-type="time">
            <text:p>13:02</text:p>
          </table:table-cell>
          <table:table-cell office:value-type="string" calcext:value-type="string">
            <text:p>Total Time</text:p>
          </table:table-cell>
          <table:table-cell table:style-name="ce30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:.A])" office:value-type="float" office:value="123" calcext:value-type="float">
            <text:p>123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([.C3]-[.B3]+([.C3]&lt;[.B3]))" office:value-type="time" office:time-value="PT00H50M00S" calcext:value-type="time">
            <text:p>00:5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30" table:formula="of:=IF(([.H1]-[$Sheet3.F1]) &gt; 0; ([.H1]-[$Sheet3.F1]); 0 )" office:value-type="time" office:time-value="PT26H01M52.195122S" calcext:value-type="time">
            <text:p>26:01</text:p>
          </table:table-cell>
          <table:table-cell office:value-type="string" calcext:value-type="string">
            <text:p>Due By</text:p>
          </table:table-cell>
          <table:table-cell table:style-name="ce24" office:value-type="date" office:date-value="2023-01-21" calcext:value-type="date">
            <text:p>21/01/2023</text:p>
          </table:table-cell>
          <table:table-cell office:value-type="string" calcext:value-type="string">
            <text:p>Days Done</text:p>
          </table:table-cell>
          <table:table-cell table:formula="of:=MAX([.A:.A])-[.A2]" office:value-type="float" office:value="473" calcext:value-type="float">
            <text:p>473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63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30" table:formula="of:=[$Sheet3.F1]" office:value-type="time" office:time-value="PT11H00M00S" calcext:value-type="time">
            <text:p>11:00</text:p>
          </table:table-cell>
          <table:table-cell/>
          <table:table-cell table:style-name="ce63"/>
          <table:table-cell office:value-type="string" calcext:value-type="string">
            <text:p>Days Break</text:p>
          </table:table-cell>
          <table:table-cell table:style-name="ce63" table:formula="of:=SUM([.O2:.O10000])" office:value-type="float" office:value="178" calcext:value-type="float">
            <text:p>178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5]-[.B5]+([.C5]&lt;[.B5]))" office:value-type="time" office:time-value="PT03H10M00S" calcext:value-type="time">
            <text:p>03:10</text:p>
          </table:table-cell>
          <table:table-cell table:number-columns-repeated="3"/>
          <table:table-cell table:style-name="ce30"/>
          <table:table-cell/>
          <table:table-cell table:style-name="ce64"/>
          <table:table-cell office:value-type="string" calcext:value-type="string">
            <text:p>Days Done (excl Break)</text:p>
          </table:table-cell>
          <table:table-cell table:formula="of:=[.L3]-[.L4]" office:value-type="float" office:value="295" calcext:value-type="float">
            <text:p>295</text:p>
          </table:table-cell>
          <table:table-cell office:value-type="date" office:date-value="2022-05-21" calcext:value-type="date">
            <text:p>21/05/2022</text:p>
          </table:table-cell>
          <table:table-cell office:value-type="date" office:date-value="2022-06-06" calcext:value-type="date">
            <text:p>06/06/2022</text:p>
          </table:table-cell>
          <table:table-cell table:formula="of:=[.N5]-[.M5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30"/>
          <table:table-cell table:number-columns-repeated="4"/>
          <table:table-cell office:value-type="date" office:date-value="2022-07-14" calcext:value-type="date">
            <text:p>14/07/2022</text:p>
          </table:table-cell>
          <table:table-cell office:value-type="date" office:date-value="2022-09-04" calcext:value-type="date">
            <text:p>04/09/2022</text:p>
          </table:table-cell>
          <table:table-cell table:formula="of:=[.N6]-[.M6]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([.C7]-[.B7]+([.C7]&lt;[.B7]))" office:value-type="time" office:time-value="PT01H20M00S" calcext:value-type="time">
            <text:p>01:20</text:p>
          </table:table-cell>
          <table:table-cell table:number-columns-repeated="4"/>
          <table:table-cell table:style-name="ce61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8]-[.B8]+([.C8]&lt;[.B8]))" office:value-type="time" office:time-value="PT00H30M00S" calcext:value-type="time">
            <text:p>00:30</text:p>
          </table:table-cell>
          <table:table-cell table:number-columns-repeated="10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([.C9]-[.B9]+([.C9]&lt;[.B9]))" office:value-type="time" office:time-value="PT01H00M00S" calcext:value-type="time">
            <text:p>01:00</text:p>
          </table:table-cell>
          <table:table-cell table:number-columns-repeated="10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([.C10]-[.B10]+([.C10]&lt;[.B10]))" office:value-type="time" office:time-value="PT02H05M00S" calcext:value-type="time">
            <text:p>02:05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1]-[.B11]+([.C11]&lt;[.B11]))" office:value-type="time" office:time-value="PT01H00M00S" calcext:value-type="time">
            <text:p>01:00</text:p>
          </table:table-cell>
          <table:table-cell table:number-columns-repeated="3"/>
          <table:table-cell table:style-name="ce24"/>
          <table:table-cell table:style-name="ce28" table:number-columns-repeated="2"/>
          <table:table-cell table:style-name="ce30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([.C12]-[.B12]+([.C12]&lt;[.B12]))" office:value-type="time" office:time-value="PT00H50M00S" calcext:value-type="time">
            <text:p>00:50</text:p>
          </table:table-cell>
          <table:table-cell table:number-columns-repeated="3"/>
          <table:table-cell table:style-name="ce24"/>
          <table:table-cell table:style-name="ce28" table:number-columns-repeated="2"/>
          <table:table-cell table:style-name="ce30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([.C13]-[.B13]+([.C13]&lt;[.B13]))" office:value-type="time" office:time-value="PT02H15M00S" calcext:value-type="time">
            <text:p>02:15</text:p>
          </table:table-cell>
          <table:table-cell table:number-columns-repeated="4"/>
          <table:table-cell table:style-name="ce62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4]-[.B14]+([.C14]&lt;[.B14]))" office:value-type="time" office:time-value="PT01H00M00S" calcext:value-type="time">
            <text:p>01:00</text:p>
          </table:table-cell>
          <table:table-cell table:number-columns-repeated="10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5]-[.B15]+([.C15]&lt;[.B15]))" office:value-type="time" office:time-value="PT01H10M00S" calcext:value-type="time">
            <text:p>01:10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15M00S" calcext:value-type="time">
            <text:p>03:15 PM</text:p>
          </table:table-cell>
          <table:table-cell table:formula="of:=([.C16]-[.B16]+([.C16]&lt;[.B16]))" office:value-type="time" office:time-value="PT01H15M00S" calcext:value-type="time">
            <text:p>01:15</text:p>
          </table:table-cell>
          <table:table-cell table:number-columns-repeated="10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3H10M00S" calcext:value-type="time">
            <text:p>01:10 PM</text:p>
          </table:table-cell>
          <table:table-cell table:formula="of:=([.C17]-[.B17]+([.C17]&lt;[.B17]))" office:value-type="time" office:time-value="PT02H10M00S" calcext:value-type="time">
            <text:p>02:10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8]-[.B18]+([.C18]&lt;[.B18]))" office:value-type="time" office:time-value="PT02H55M00S" calcext:value-type="time">
            <text:p>02:55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time" office:time-value="PT12H20M00S" calcext:value-type="time">
            <text:p>12:20 PM</text:p>
          </table:table-cell>
          <table:table-cell office:value-type="time" office:time-value="PT12H30M00S" calcext:value-type="time">
            <text:p>12:30 PM</text:p>
          </table:table-cell>
          <table:table-cell table:formula="of:=([.C19]-[.B19]+([.C19]&lt;[.B19]))" office:value-type="time" office:time-value="PT00H10M00S" calcext:value-type="time">
            <text:p>00:10</text:p>
          </table:table-cell>
          <table:table-cell table:number-columns-repeated="10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20]-[.B20]+([.C20]&lt;[.B20]))" office:value-type="time" office:time-value="PT01H55M00S" calcext:value-type="time">
            <text:p>01:55</text:p>
          </table:table-cell>
          <table:table-cell table:number-columns-repeated="10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3H15M00S" calcext:value-type="time">
            <text:p>01:15 PM</text:p>
          </table:table-cell>
          <table:table-cell office:value-type="time" office:time-value="PT14H40M00S" calcext:value-type="time">
            <text:p>02:40 PM</text:p>
          </table:table-cell>
          <table:table-cell table:formula="of:=([.C21]-[.B21]+([.C21]&lt;[.B21]))" office:value-type="time" office:time-value="PT01H25M00S" calcext:value-type="time">
            <text:p>01:2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2]-[.B22]+([.C22]&lt;[.B22]))" office:value-type="time" office:time-value="PT04H15M00S" calcext:value-type="time">
            <text:p>04:1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3]-[.B23]+([.C23]&lt;[.B23]))" office:value-type="time" office:time-value="PT01H45M00S" calcext:value-type="time">
            <text:p>01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4]-[.B24]+([.C24]&lt;[.B24]))" office:value-type="time" office:time-value="PT00H45M00S" calcext:value-type="time">
            <text:p>00:45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number-columns-repeated="10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6]-[.B26]+([.C26]&lt;[.B26]))" office:value-type="time" office:time-value="PT01H00M00S" calcext:value-type="time">
            <text:p>01:00</text:p>
          </table:table-cell>
          <table:table-cell table:number-columns-repeated="10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7]-[.B27]+([.C27]&lt;[.B27]))" office:value-type="time" office:time-value="PT01H00M00S" calcext:value-type="time">
            <text:p>01:00</text:p>
          </table:table-cell>
          <table:table-cell table:number-columns-repeated="10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30M00S" calcext:value-type="time">
            <text:p>05:30 PM</text:p>
          </table:table-cell>
          <table:table-cell table:formula="of:=([.C28]-[.B28]+([.C28]&lt;[.B28]))" office:value-type="time" office:time-value="PT02H10M00S" calcext:value-type="time">
            <text:p>02:1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9]-[.B29]+([.C29]&lt;[.B29]))" office:value-type="time" office:time-value="PT00H20M00S" calcext:value-type="time">
            <text:p>00:2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30]-[.B30]+([.C30]&lt;[.B30]))" office:value-type="time" office:time-value="PT01H30M00S" calcext:value-type="time">
            <text:p>01:3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1]-[.B31]+([.C31]&lt;[.B31]))" office:value-type="time" office:time-value="PT00H50M00S" calcext:value-type="time">
            <text:p>00:5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32]-[.B32]+([.C32]&lt;[.B32]))" office:value-type="time" office:time-value="PT01H00M00S" calcext:value-type="time">
            <text:p>01:00</text:p>
          </table:table-cell>
          <table:table-cell table:number-columns-repeated="10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3]-[.B33]+([.C33]&lt;[.B33]))" office:value-type="time" office:time-value="PT03H05M00S" calcext:value-type="time">
            <text:p>03:05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4]-[.B34]+([.C34]&lt;[.B34]))" office:value-type="time" office:time-value="PT03H00M00S" calcext:value-type="time">
            <text:p>03:0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7H00M00S" calcext:value-type="time">
            <text:p>05:00 PM</text:p>
          </table:table-cell>
          <table:table-cell table:formula="of:=([.C35]-[.B35]+([.C35]&lt;[.B35]))" office:value-type="time" office:time-value="PT01H35M00S" calcext:value-type="time">
            <text:p>01:35</text:p>
          </table:table-cell>
          <table:table-cell table:number-columns-repeated="10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45M00S" calcext:value-type="time">
            <text:p>06:45 PM</text:p>
          </table:table-cell>
          <table:table-cell table:formula="of:=([.C36]-[.B36]+([.C36]&lt;[.B36]))" office:value-type="time" office:time-value="PT01H10M00S" calcext:value-type="time">
            <text:p>01:10</text:p>
          </table:table-cell>
          <table:table-cell table:number-columns-repeated="10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7]-[.B37]+([.C37]&lt;[.B37]))" office:value-type="time" office:time-value="PT02H40M00S" calcext:value-type="time">
            <text:p>02:40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8]-[.B38]+([.C38]&lt;[.B38]))" office:value-type="time" office:time-value="PT01H40M00S" calcext:value-type="time">
            <text:p>01:40</text:p>
          </table:table-cell>
          <table:table-cell/>
          <table:table-cell table:style-name="ce30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9]-[.B39]+([.C39]&lt;[.B39]))" office:value-type="time" office:time-value="PT00H46M00S" calcext:value-type="time">
            <text:p>00:46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time" office:time-value="PT23H35M00S" calcext:value-type="time">
            <text:p>11:35 PM</text:p>
          </table:table-cell>
          <table:table-cell office:value-type="time" office:time-value="PT00H10M00S" calcext:value-type="time">
            <text:p>12:10 AM</text:p>
          </table:table-cell>
          <table:table-cell table:formula="of:=([.C40]-[.B40]+([.C40]&lt;[.B40]))" office:value-type="time" office:time-value="PT00H35M00S" calcext:value-type="time">
            <text:p>00:35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6H40M00S" calcext:value-type="time">
            <text:p>04:40 PM</text:p>
          </table:table-cell>
          <table:table-cell table:formula="of:=([.C41]-[.B41]+([.C41]&lt;[.B41]))" office:value-type="time" office:time-value="PT00H50M00S" calcext:value-type="time">
            <text:p>00:50</text:p>
          </table:table-cell>
          <table:table-cell table:number-columns-repeated="10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9H40M00S" calcext:value-type="time">
            <text:p>07:40 PM</text:p>
          </table:table-cell>
          <table:table-cell table:formula="of:=([.C42]-[.B42]+([.C42]&lt;[.B42]))" office:value-type="time" office:time-value="PT02H25M00S" calcext:value-type="time">
            <text:p>02:25</text:p>
          </table:table-cell>
          <table:table-cell table:number-columns-repeated="10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3H10M00S" calcext:value-type="time">
            <text:p>01:10 PM</text:p>
          </table:table-cell>
          <table:table-cell office:value-type="time" office:time-value="PT15H40M00S" calcext:value-type="time">
            <text:p>03:40 PM</text:p>
          </table:table-cell>
          <table:table-cell table:formula="of:=([.C43]-[.B43]+([.C43]&lt;[.B43]))" office:value-type="time" office:time-value="PT02H30M00S" calcext:value-type="time">
            <text:p>02:30</text:p>
          </table:table-cell>
          <table:table-cell table:number-columns-repeated="10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4]-[.B44]+([.C44]&lt;[.B44]))" office:value-type="time" office:time-value="PT01H40M00S" calcext:value-type="time">
            <text:p>01:40</text:p>
          </table:table-cell>
          <table:table-cell table:number-columns-repeated="10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5]-[.B45]+([.C45]&lt;[.B45]))" office:value-type="time" office:time-value="PT02H15M00S" calcext:value-type="time">
            <text:p>02:15</text:p>
          </table:table-cell>
          <table:table-cell table:number-columns-repeated="10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00M00S" calcext:value-type="time">
            <text:p>04:00 PM</text:p>
          </table:table-cell>
          <table:table-cell table:formula="of:=([.C46]-[.B46]+([.C46]&lt;[.B46]))" office:value-type="time" office:time-value="PT01H40M00S" calcext:value-type="time">
            <text:p>01:40</text:p>
          </table:table-cell>
          <table:table-cell/>
          <table:table-cell table:style-name="ce30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30M00S" calcext:value-type="time">
            <text:p>07:30 PM</text:p>
          </table:table-cell>
          <table:table-cell table:formula="of:=([.C47]-[.B47]+([.C47]&lt;[.B47]))" office:value-type="time" office:time-value="PT02H50M00S" calcext:value-type="time">
            <text:p>02:50</text:p>
          </table:table-cell>
          <table:table-cell table:number-columns-repeated="10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8]-[.B48]+([.C48]&lt;[.B48]))" office:value-type="time" office:time-value="PT01H15M00S" calcext:value-type="time">
            <text:p>01:1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9]-[.B49]+([.C49]&lt;[.B49]))" office:value-type="time" office:time-value="PT00H45M00S" calcext:value-type="time">
            <text:p>00:4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00M00S" calcext:value-type="time">
            <text:p>07:00 PM</text:p>
          </table:table-cell>
          <table:table-cell table:formula="of:=([.C50]-[.B50]+([.C50]&lt;[.B50]))" office:value-type="time" office:time-value="PT02H50M00S" calcext:value-type="time">
            <text:p>02:50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51]-[.B51]+([.C51]&lt;[.B51]))" office:value-type="time" office:time-value="PT02H20M00S" calcext:value-type="time">
            <text:p>02:20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5H30M00S" calcext:value-type="time">
            <text:p>03:30 PM</text:p>
          </table:table-cell>
          <table:table-cell table:formula="of:=([.C52]-[.B52]+([.C52]&lt;[.B52]))" office:value-type="time" office:time-value="PT00H45M00S" calcext:value-type="time">
            <text:p>00:45</text:p>
          </table:table-cell>
          <table:table-cell table:number-columns-repeated="10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15M00S" calcext:value-type="time">
            <text:p>07:15 PM</text:p>
          </table:table-cell>
          <table:table-cell table:formula="of:=([.C53]-[.B53]+([.C53]&lt;[.B53]))" office:value-type="time" office:time-value="PT03H05M00S" calcext:value-type="time">
            <text:p>03:05</text:p>
          </table:table-cell>
          <table:table-cell table:number-columns-repeated="10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54]-[.B54]+([.C54]&lt;[.B54]))" office:value-type="time" office:time-value="PT03H35M00S" calcext:value-type="time">
            <text:p>03:35</text:p>
          </table:table-cell>
          <table:table-cell table:number-columns-repeated="10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55]-[.B55]+([.C55]&lt;[.B55]))" office:value-type="time" office:time-value="PT01H35M00S" calcext:value-type="time">
            <text:p>01:35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6]-[.B56]+([.C56]&lt;[.B56]))" office:value-type="time" office:time-value="PT03H35M00S" calcext:value-type="time">
            <text:p>03:35</text:p>
          </table:table-cell>
          <table:table-cell/>
          <table:table-cell table:style-name="ce30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7]-[.B57]+([.C57]&lt;[.B57]))" office:value-type="time" office:time-value="PT02H55M00S" calcext:value-type="time">
            <text:p>02:55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8]-[.B58]+([.C58]&lt;[.B58]))" office:value-type="time" office:time-value="PT04H20M00S" calcext:value-type="time">
            <text:p>04:20</text:p>
          </table:table-cell>
          <table:table-cell table:number-columns-repeated="10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59]-[.B59]+([.C59]&lt;[.B59]))" office:value-type="time" office:time-value="PT00H30M00S" calcext:value-type="time">
            <text:p>00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60]-[.B60]+([.C60]&lt;[.B60]))" office:value-type="time" office:time-value="PT02H30M00S" calcext:value-type="time">
            <text:p>02:30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61]-[.B61]+([.C61]&lt;[.B61]))" office:value-type="time" office:time-value="PT03H30M00S" calcext:value-type="time">
            <text:p>03:30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25M00S" calcext:value-type="time">
            <text:p>05:25 PM</text:p>
          </table:table-cell>
          <table:table-cell table:formula="of:=([.C62]-[.B62]+([.C62]&lt;[.B62]))" office:value-type="time" office:time-value="PT03H25M00S" calcext:value-type="time">
            <text:p>03:25</text:p>
          </table:table-cell>
          <table:table-cell table:number-columns-repeated="10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35M00S" calcext:value-type="time">
            <text:p>07:35 PM</text:p>
          </table:table-cell>
          <table:table-cell table:formula="of:=([.C63]-[.B63]+([.C63]&lt;[.B63]))" office:value-type="time" office:time-value="PT01H30M00S" calcext:value-type="time">
            <text:p>01:30</text:p>
          </table:table-cell>
          <table:table-cell table:number-columns-repeated="10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64]-[.B64]+([.C64]&lt;[.B64]))" office:value-type="time" office:time-value="PT02H50M00S" calcext:value-type="time">
            <text:p>02:50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65]-[.B65]+([.C65]&lt;[.B65]))" office:value-type="time" office:time-value="PT03H20M00S" calcext:value-type="time">
            <text:p>03:20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66]-[.B66]+([.C66]&lt;[.B66]))" office:value-type="time" office:time-value="PT03H30M00S" calcext:value-type="time">
            <text:p>03:30</text:p>
          </table:table-cell>
          <table:table-cell table:number-columns-repeated="10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7]-[.B67]+([.C67]&lt;[.B67]))" office:value-type="time" office:time-value="PT05H05M00S" calcext:value-type="time">
            <text:p>05:0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8]-[.B68]+([.C68]&lt;[.B68]))" office:value-type="time" office:time-value="PT03H05M00S" calcext:value-type="time">
            <text:p>03:0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9]-[.B69]+([.C69]&lt;[.B69]))" office:value-type="time" office:time-value="PT04H15M00S" calcext:value-type="time">
            <text:p>04:1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71]-[.B71]+([.C71]&lt;[.B71]))" office:value-type="time" office:time-value="PT02H25M00S" calcext:value-type="time">
            <text:p>02:25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1" calcext:value-type="date">
            <text:p>21/01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5M00S" calcext:value-type="time">
            <text:p>07:55 PM</text:p>
          </table:table-cell>
          <table:table-cell table:formula="of:=([.C72]-[.B72]+([.C72]&lt;[.B72]))" office:value-type="time" office:time-value="PT05H15M00S" calcext:value-type="time">
            <text:p>05:15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73]-[.B73]+([.C73]&lt;[.B73]))" office:value-type="time" office:time-value="PT02H15M00S" calcext:value-type="time">
            <text:p>02:15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74]-[.B74]+([.C74]&lt;[.B74]))" office:value-type="time" office:time-value="PT02H15M00S" calcext:value-type="time">
            <text:p>02:1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6H00M00S" calcext:value-type="time">
            <text:p>04:00 PM</text:p>
          </table:table-cell>
          <table:table-cell table:formula="of:=([.C75]-[.B75]+([.C75]&lt;[.B75]))" office:value-type="time" office:time-value="PT01H25M00S" calcext:value-type="time">
            <text:p>01:25</text:p>
          </table:table-cell>
          <table:table-cell table:number-columns-repeated="10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0M00S" calcext:value-type="time">
            <text:p>07:20 PM</text:p>
          </table:table-cell>
          <table:table-cell table:formula="of:=([.C76]-[.B76]+([.C76]&lt;[.B76]))" office:value-type="time" office:time-value="PT02H30M00S" calcext:value-type="time">
            <text:p>02:30</text:p>
          </table:table-cell>
          <table:table-cell table:number-columns-repeated="10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77]-[.B77]+([.C77]&lt;[.B77]))" office:value-type="time" office:time-value="PT03H05M00S" calcext:value-type="time">
            <text:p>03:05</text:p>
          </table:table-cell>
          <table:table-cell table:number-columns-repeated="10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8]-[.B78]+([.C78]&lt;[.B78]))" office:value-type="time" office:time-value="PT03H20M00S" calcext:value-type="time">
            <text:p>03:2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9]-[.B79]+([.C79]&lt;[.B79]))" office:value-type="time" office:time-value="PT02H40M00S" calcext:value-type="time">
            <text:p>02:40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6H45M00S" calcext:value-type="time">
            <text:p>04:45 PM</text:p>
          </table:table-cell>
          <table:table-cell table:formula="of:=([.C80]-[.B80]+([.C80]&lt;[.B80]))" office:value-type="time" office:time-value="PT02H20M00S" calcext:value-type="time">
            <text:p>02:20</text:p>
          </table:table-cell>
          <table:table-cell table:number-columns-repeated="10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81]-[.B81]+([.C81]&lt;[.B81]))" office:value-type="time" office:time-value="PT00H30M00S" calcext:value-type="time">
            <text:p>00:30</text:p>
          </table:table-cell>
          <table:table-cell table:number-columns-repeated="10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82]-[.B82]+([.C82]&lt;[.B82]))" office:value-type="time" office:time-value="PT01H30M00S" calcext:value-type="time">
            <text:p>01:30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83]-[.B83]+([.C83]&lt;[.B83]))" office:value-type="time" office:time-value="PT00H35M00S" calcext:value-type="time">
            <text:p>00:35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84]-[.B84]+([.C84]&lt;[.B84]))" office:value-type="time" office:time-value="PT02H40M00S" calcext:value-type="time">
            <text:p>02:40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85]-[.B85]+([.C85]&lt;[.B85]))" office:value-type="time" office:time-value="PT02H20M00S" calcext:value-type="time">
            <text:p>02:20</text:p>
          </table:table-cell>
          <table:table-cell table:number-columns-repeated="10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7H25M00S" calcext:value-type="time">
            <text:p>05:25 PM</text:p>
          </table:table-cell>
          <table:table-cell table:formula="of:=([.C86]-[.B86]+([.C86]&lt;[.B86]))" office:value-type="time" office:time-value="PT01H30M00S" calcext:value-type="time">
            <text:p>01:30</text:p>
          </table:table-cell>
          <table:table-cell/>
          <table:table-cell table:style-name="ce30"/>
          <table:table-cell table:style-name="ce32"/>
          <table:table-cell table:number-columns-repeated="3"/>
          <table:table-cell office:value-type="string" calcext:value-type="string">
            <text:p>:</text:p>
          </table:table-cell>
          <table:table-cell table:number-columns-repeated="3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18H30M00S" calcext:value-type="time">
            <text:p>06:30 PM</text:p>
          </table:table-cell>
          <table:table-cell table:formula="of:=([.C87]-[.B87]+([.C87]&lt;[.B87]))" office:value-type="time" office:time-value="PT00H30M00S" calcext:value-type="time">
            <text:p>00:30</text:p>
          </table:table-cell>
          <table:table-cell table:number-columns-repeated="2"/>
          <table:table-cell table:style-name="ce32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88]-[.B88]+([.C88]&lt;[.B88]))" office:value-type="time" office:time-value="PT03H00M00S" calcext:value-type="time">
            <text:p>03:0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89]-[.B89]+([.C89]&lt;[.B89]))" office:value-type="time" office:time-value="PT01H30M00S" calcext:value-type="time">
            <text:p>01:30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45M00S" calcext:value-type="time">
            <text:p>07:45 PM</text:p>
          </table:table-cell>
          <table:table-cell table:formula="of:=([.C90]-[.B90]+([.C90]&lt;[.B90]))" office:value-type="time" office:time-value="PT02H40M00S" calcext:value-type="time">
            <text:p>02:4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91]-[.B91]+([.C91]&lt;[.B91]))" office:value-type="time" office:time-value="PT02H45M00S" calcext:value-type="time">
            <text:p>02:4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92]-[.B92]+([.C92]&lt;[.B92]))" office:value-type="time" office:time-value="PT03H45M00S" calcext:value-type="time">
            <text:p>03:45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93]-[.B93]+([.C93]&lt;[.B93]))" office:value-type="time" office:time-value="PT03H35M00S" calcext:value-type="time">
            <text:p>03:35</text:p>
          </table:table-cell>
          <table:table-cell table:number-columns-repeated="10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6H00M00S" calcext:value-type="time">
            <text:p>04:00 PM</text:p>
          </table:table-cell>
          <table:table-cell table:formula="of:=([.C94]-[.B94]+([.C94]&lt;[.B94]))" office:value-type="time" office:time-value="PT01H20M00S" calcext:value-type="time">
            <text:p>01:20</text:p>
          </table:table-cell>
          <table:table-cell table:number-columns-repeated="10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6H55M00S" calcext:value-type="time">
            <text:p>04:55 PM</text:p>
          </table:table-cell>
          <table:table-cell office:value-type="time" office:time-value="PT18H10M00S" calcext:value-type="time">
            <text:p>06:10 PM</text:p>
          </table:table-cell>
          <table:table-cell table:formula="of:=([.C95]-[.B95]+([.C95]&lt;[.B95]))" office:value-type="time" office:time-value="PT01H15M00S" calcext:value-type="time">
            <text:p>01:15</text:p>
          </table:table-cell>
          <table:table-cell table:number-columns-repeated="10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4" calcext:value-type="date">
            <text:p>04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96]-[.B96]+([.C96]&lt;[.B96]))" office:value-type="time" office:time-value="PT00H45M00S" calcext:value-type="time">
            <text:p>00:45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97]-[.B97]+([.C97]&lt;[.B97]))" office:value-type="time" office:time-value="PT01H50M00S" calcext:value-type="time">
            <text:p>01:50</text:p>
          </table:table-cell>
          <table:table-cell table:number-columns-repeated="10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35M00S" calcext:value-type="time">
            <text:p>07:35 PM</text:p>
          </table:table-cell>
          <table:table-cell table:formula="of:=([.C98]-[.B98]+([.C98]&lt;[.B98]))" office:value-type="time" office:time-value="PT02H00M00S" calcext:value-type="time">
            <text:p>02:00</text:p>
          </table:table-cell>
          <table:table-cell table:number-columns-repeated="10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99]-[.B99]+([.C99]&lt;[.B99]))" office:value-type="time" office:time-value="PT02H40M00S" calcext:value-type="time">
            <text:p>02:4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100]-[.B100]+([.C100]&lt;[.B100]))" office:value-type="time" office:time-value="PT04H50M00S" calcext:value-type="time">
            <text:p>04:50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101]-[.B101]+([.C101]&lt;[.B101]))" office:value-type="time" office:time-value="PT03H50M00S" calcext:value-type="time">
            <text:p>03:5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102]-[.B102]+([.C102]&lt;[.B102]))" office:value-type="time" office:time-value="PT02H35M00S" calcext:value-type="time">
            <text:p>02:35</text:p>
          </table:table-cell>
          <table:table-cell table:number-columns-repeated="10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103]-[.B103]+([.C103]&lt;[.B103]))" office:value-type="time" office:time-value="PT04H00M00S" calcext:value-type="time">
            <text:p>04:00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104]-[.B104]+([.C104]&lt;[.B104]))" office:value-type="time" office:time-value="PT00H55M00S" calcext:value-type="time">
            <text:p>00:55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05]-[.B105]+([.C105]&lt;[.B105]))" office:value-type="time" office:time-value="PT01H00M00S" calcext:value-type="time">
            <text:p>01:0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05M00S" calcext:value-type="time">
            <text:p>07:05 PM</text:p>
          </table:table-cell>
          <table:table-cell table:formula="of:=([.C106]-[.B106]+([.C106]&lt;[.B106]))" office:value-type="time" office:time-value="PT04H25M00S" calcext:value-type="time">
            <text:p>04:25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107]-[.B107]+([.C107]&lt;[.B107]))" office:value-type="time" office:time-value="PT02H45M00S" calcext:value-type="time">
            <text:p>02:4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108]-[.B108]+([.C108]&lt;[.B108]))" office:value-type="time" office:time-value="PT05H15M00S" calcext:value-type="time">
            <text:p>05:15</text:p>
          </table:table-cell>
          <table:table-cell table:number-columns-repeated="10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109]-[.B109]+([.C109]&lt;[.B109]))" office:value-type="time" office:time-value="PT02H50M00S" calcext:value-type="time">
            <text:p>02:50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5H45M00S" calcext:value-type="time">
            <text:p>03:45 PM</text:p>
          </table:table-cell>
          <table:table-cell table:formula="of:=([.C110]-[.B110]+([.C110]&lt;[.B110]))" office:value-type="time" office:time-value="PT01H05M00S" calcext:value-type="time">
            <text:p>01:05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35M00S" calcext:value-type="time">
            <text:p>07:35 PM</text:p>
          </table:table-cell>
          <table:table-cell table:formula="of:=([.C111]-[.B111]+([.C111]&lt;[.B111]))" office:value-type="time" office:time-value="PT02H50M00S" calcext:value-type="time">
            <text:p>02:50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112]-[.B112]+([.C112]&lt;[.B112]))" office:value-type="time" office:time-value="PT03H20M00S" calcext:value-type="time">
            <text:p>03:2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113]-[.B113]+([.C113]&lt;[.B113]))" office:value-type="time" office:time-value="PT04H00M00S" calcext:value-type="time">
            <text:p>04:00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20H05M00S" calcext:value-type="time">
            <text:p>08:05 PM</text:p>
          </table:table-cell>
          <table:table-cell table:formula="of:=([.C114]-[.B114]+([.C114]&lt;[.B114]))" office:value-type="time" office:time-value="PT00H45M00S" calcext:value-type="time">
            <text:p>00:45</text:p>
          </table:table-cell>
          <table:table-cell table:number-columns-repeated="10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45M00S" calcext:value-type="time">
            <text:p>01:45 AM</text:p>
          </table:table-cell>
          <table:table-cell table:formula="of:=([.C115]-[.B115]+([.C115]&lt;[.B115]))" office:value-type="time" office:time-value="PT05H40M00S" calcext:value-type="time">
            <text:p>05:40</text:p>
          </table:table-cell>
          <table:table-cell table:number-columns-repeated="10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8" calcext:value-type="date">
            <text:p>18/0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50M00S" calcext:value-type="time">
            <text:p>06:50 PM</text:p>
          </table:table-cell>
          <table:table-cell table:formula="of:=([.C116]-[.B116]+([.C116]&lt;[.B116]))" office:value-type="time" office:time-value="PT03H30M00S" calcext:value-type="time">
            <text:p>03:30</text:p>
          </table:table-cell>
          <table:table-cell table:number-columns-repeated="10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6H00M00S" calcext:value-type="time">
            <text:p>04:00 PM</text:p>
          </table:table-cell>
          <table:table-cell table:formula="of:=([.C117]-[.B117]+([.C117]&lt;[.B117]))" office:value-type="time" office:time-value="PT02H40M00S" calcext:value-type="time">
            <text:p>02:40</text:p>
          </table:table-cell>
          <table:table-cell table:number-columns-repeated="10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45M00S" calcext:value-type="time">
            <text:p>06:45 PM</text:p>
          </table:table-cell>
          <table:table-cell table:formula="of:=([.C118]-[.B118]+([.C118]&lt;[.B118]))" office:value-type="time" office:time-value="PT01H55M00S" calcext:value-type="time">
            <text:p>01:55</text:p>
          </table:table-cell>
          <table:table-cell table:number-columns-repeated="10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19]-[.B119]+([.C119]&lt;[.B119]))" office:value-type="time" office:time-value="PT03H25M00S" calcext:value-type="time">
            <text:p>03:2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20]-[.B120]+([.C120]&lt;[.B120]))" office:value-type="time" office:time-value="PT03H20M00S" calcext:value-type="time">
            <text:p>03:2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30M00S" calcext:value-type="time">
            <text:p>04:30 PM</text:p>
          </table:table-cell>
          <table:table-cell table:formula="of:=([.C121]-[.B121]+([.C121]&lt;[.B121]))" office:value-type="time" office:time-value="PT02H00M00S" calcext:value-type="time">
            <text:p>02:00</text:p>
          </table:table-cell>
          <table:table-cell table:number-columns-repeated="10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9H40M00S" calcext:value-type="time">
            <text:p>07:40 PM</text:p>
          </table:table-cell>
          <table:table-cell table:formula="of:=([.C122]-[.B122]+([.C122]&lt;[.B122]))" office:value-type="time" office:time-value="PT02H30M00S" calcext:value-type="time">
            <text:p>02:30</text:p>
          </table:table-cell>
          <table:table-cell/>
          <table:table-cell table:style-name="ce30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23]-[.B123]+([.C123]&lt;[.B123]))" office:value-type="time" office:time-value="PT02H50M00S" calcext:value-type="time">
            <text:p>02:50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24]-[.B124]+([.C124]&lt;[.B124]))" office:value-type="time" office:time-value="PT01H55M00S" calcext:value-type="time">
            <text:p>01:5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50M00S" calcext:value-type="time">
            <text:p>05:50 PM</text:p>
          </table:table-cell>
          <table:table-cell table:formula="of:=([.C125]-[.B125]+([.C125]&lt;[.B125]))" office:value-type="time" office:time-value="PT03H05M00S" calcext:value-type="time">
            <text:p>03:05</text:p>
          </table:table-cell>
          <table:table-cell table:number-columns-repeated="10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45M00S" calcext:value-type="time">
            <text:p>07:45 PM</text:p>
          </table:table-cell>
          <table:table-cell table:formula="of:=([.C126]-[.B126]+([.C126]&lt;[.B126]))" office:value-type="time" office:time-value="PT01H40M00S" calcext:value-type="time">
            <text:p>01:40</text:p>
          </table:table-cell>
          <table:table-cell table:number-columns-repeated="10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27]-[.B127]+([.C127]&lt;[.B127]))" office:value-type="time" office:time-value="PT03H25M00S" calcext:value-type="time">
            <text:p>03:2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28]-[.B128]+([.C128]&lt;[.B128]))" office:value-type="time" office:time-value="PT06H10M00S" calcext:value-type="time">
            <text:p>06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29]-[.B129]+([.C129]&lt;[.B129]))" office:value-type="time" office:time-value="PT04H15M00S" calcext:value-type="time">
            <text:p>04:1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0M00S" calcext:value-type="time">
            <text:p>05:00 PM</text:p>
          </table:table-cell>
          <table:table-cell table:formula="of:=([.C130]-[.B130]+([.C130]&lt;[.B130]))" office:value-type="time" office:time-value="PT02H30M00S" calcext:value-type="time">
            <text:p>02:30</text:p>
          </table:table-cell>
          <table:table-cell table:number-columns-repeated="10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10M00S" calcext:value-type="time">
            <text:p>07:10 PM</text:p>
          </table:table-cell>
          <table:table-cell table:formula="of:=([.C131]-[.B131]+([.C131]&lt;[.B131]))" office:value-type="time" office:time-value="PT01H35M00S" calcext:value-type="time">
            <text:p>01:35</text:p>
          </table:table-cell>
          <table:table-cell table:number-columns-repeated="10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32]-[.B132]+([.C132]&lt;[.B132]))" office:value-type="time" office:time-value="PT03H55M00S" calcext:value-type="time">
            <text:p>03:55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6H10M00S" calcext:value-type="time">
            <text:p>04:10 PM</text:p>
          </table:table-cell>
          <table:table-cell table:formula="of:=([.C133]-[.B133]+([.C133]&lt;[.B133]))" office:value-type="time" office:time-value="PT02H05M00S" calcext:value-type="time">
            <text:p>02:05</text:p>
          </table:table-cell>
          <table:table-cell table:number-columns-repeated="10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00M00S" calcext:value-type="time">
            <text:p>06:00 PM</text:p>
          </table:table-cell>
          <table:table-cell table:formula="of:=([.C134]-[.B134]+([.C134]&lt;[.B134]))" office:value-type="time" office:time-value="PT00H30M00S" calcext:value-type="time">
            <text:p>00:30</text:p>
          </table:table-cell>
          <table:table-cell table:number-columns-repeated="10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4" calcext:value-type="date">
            <text:p>04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5]-[.B135]+([.C135]&lt;[.B135]))" office:value-type="time" office:time-value="PT01H00M00S" calcext:value-type="time">
            <text:p>01:00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36]-[.B136]+([.C136]&lt;[.B136]))" office:value-type="time" office:time-value="PT04H50M00S" calcext:value-type="time">
            <text:p>04:50</text:p>
          </table:table-cell>
          <table:table-cell table:number-columns-repeated="2"/>
          <table:table-cell table:style-name="ce30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37]-[.B137]+([.C137]&lt;[.B137]))" office:value-type="time" office:time-value="PT03H55M00S" calcext:value-type="time">
            <text:p>03:55</text:p>
          </table:table-cell>
          <table:table-cell table:number-columns-repeated="2"/>
          <table:table-cell table:style-name="ce30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138]-[.B138]+([.C138]&lt;[.B138]))" office:value-type="time" office:time-value="PT01H50M00S" calcext:value-type="time">
            <text:p>01:50</text:p>
          </table:table-cell>
          <table:table-cell table:number-columns-repeated="10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7H25M00S" calcext:value-type="time">
            <text:p>05:25 PM</text:p>
          </table:table-cell>
          <table:table-cell office:value-type="time" office:time-value="PT18H35M00S" calcext:value-type="time">
            <text:p>06:35 PM</text:p>
          </table:table-cell>
          <table:table-cell table:formula="of:=([.C139]-[.B139]+([.C139]&lt;[.B139]))" office:value-type="time" office:time-value="PT01H10M00S" calcext:value-type="time">
            <text:p>01:10</text:p>
          </table:table-cell>
          <table:table-cell table:number-columns-repeated="10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40]-[.B140]+([.C140]&lt;[.B140]))" office:value-type="time" office:time-value="PT04H15M00S" calcext:value-type="time">
            <text:p>04:1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41]-[.B141]+([.C141]&lt;[.B141]))" office:value-type="time" office:time-value="PT02H40M00S" calcext:value-type="time">
            <text:p>02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30M00S" calcext:value-type="time">
            <text:p>10:30 PM</text:p>
          </table:table-cell>
          <table:table-cell table:formula="of:=([.C142]-[.B142]+([.C142]&lt;[.B142]))" office:value-type="time" office:time-value="PT01H05M00S" calcext:value-type="time">
            <text:p>01:05</text:p>
          </table:table-cell>
          <table:table-cell table:number-columns-repeated="10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1H15M00S" calcext:value-type="time">
            <text:p>01:15 AM</text:p>
          </table:table-cell>
          <table:table-cell table:formula="of:=([.C143]-[.B143]+([.C143]&lt;[.B143]))" office:value-type="time" office:time-value="PT02H15M00S" calcext:value-type="time">
            <text:p>02:15</text:p>
          </table:table-cell>
          <table:table-cell table:number-columns-repeated="10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44]-[.B144]+([.C144]&lt;[.B144]))" office:value-type="time" office:time-value="PT00H40M00S" calcext:value-type="time">
            <text:p>00:4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45]-[.B145]+([.C145]&lt;[.B145]))" office:value-type="time" office:time-value="PT00H55M00S" calcext:value-type="time">
            <text:p>00:55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00M00S" calcext:value-type="time">
            <text:p>03:00 PM</text:p>
          </table:table-cell>
          <table:table-cell table:formula="of:=([.C146]-[.B146]+([.C146]&lt;[.B146]))" office:value-type="time" office:time-value="PT00H45M00S" calcext:value-type="time">
            <text:p>00:45</text:p>
          </table:table-cell>
          <table:table-cell table:number-columns-repeated="10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30M00S" calcext:value-type="time">
            <text:p>07:30 PM</text:p>
          </table:table-cell>
          <table:table-cell table:formula="of:=([.C147]-[.B147]+([.C147]&lt;[.B147]))" office:value-type="time" office:time-value="PT04H00M00S" calcext:value-type="time">
            <text:p>04:00</text:p>
          </table:table-cell>
          <table:table-cell table:number-columns-repeated="10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48]-[.B148]+([.C148]&lt;[.B148]))" office:value-type="time" office:time-value="PT00H35M00S" calcext:value-type="time">
            <text:p>00:35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149]-[.B149]+([.C149]&lt;[.B149]))" office:value-type="time" office:time-value="PT01H00M00S" calcext:value-type="time">
            <text:p>01:00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8H00M00S" calcext:value-type="time">
            <text:p>06:00 PM</text:p>
          </table:table-cell>
          <table:table-cell table:formula="of:=([.C150]-[.B150]+([.C150]&lt;[.B150]))" office:value-type="time" office:time-value="PT00H45M00S" calcext:value-type="time">
            <text:p>00:45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51]-[.B151]+([.C151]&lt;[.B151]))" office:value-type="time" office:time-value="PT04H05M00S" calcext:value-type="time">
            <text:p>04:05</text:p>
          </table:table-cell>
          <table:table-cell table:number-columns-repeated="10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52]-[.B152]+([.C152]&lt;[.B152]))" office:value-type="time" office:time-value="PT04H10M00S" calcext:value-type="time">
            <text:p>04:10</text:p>
          </table:table-cell>
          <table:table-cell table:number-columns-repeated="3"/>
          <table:table-cell table:style-name="ce30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53]-[.B153]+([.C153]&lt;[.B153]))" office:value-type="time" office:time-value="PT04H35M00S" calcext:value-type="time">
            <text:p>04:35</text:p>
          </table:table-cell>
          <table:table-cell table:number-columns-repeated="2"/>
          <table:table-cell table:style-name="ce30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154]-[.B154]+([.C154]&lt;[.B154]))" office:value-type="time" office:time-value="PT02H00M00S" calcext:value-type="time">
            <text:p>02:00</text:p>
          </table:table-cell>
          <table:table-cell table:number-columns-repeated="10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8H15M00S" calcext:value-type="time">
            <text:p>06:15 PM</text:p>
          </table:table-cell>
          <table:table-cell office:value-type="time" office:time-value="PT19H50M00S" calcext:value-type="time">
            <text:p>07:50 PM</text:p>
          </table:table-cell>
          <table:table-cell table:formula="of:=([.C155]-[.B155]+([.C155]&lt;[.B155]))" office:value-type="time" office:time-value="PT01H35M00S" calcext:value-type="time">
            <text:p>01:35</text:p>
          </table:table-cell>
          <table:table-cell table:number-columns-repeated="3"/>
          <table:table-cell table:style-name="ce30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56]-[.B156]+([.C156]&lt;[.B156]))" office:value-type="time" office:time-value="PT03H20M00S" calcext:value-type="time">
            <text:p>03:20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30M00S" calcext:value-type="time">
            <text:p>03:30 PM</text:p>
          </table:table-cell>
          <table:table-cell table:formula="of:=([.C157]-[.B157]+([.C157]&lt;[.B157]))" office:value-type="time" office:time-value="PT01H30M00S" calcext:value-type="time">
            <text:p>01:30</text:p>
          </table:table-cell>
          <table:table-cell table:number-columns-repeated="10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6H25M00S" calcext:value-type="time">
            <text:p>04:25 PM</text:p>
          </table:table-cell>
          <table:table-cell office:value-type="time" office:time-value="PT17H20M00S" calcext:value-type="time">
            <text:p>05:20 PM</text:p>
          </table:table-cell>
          <table:table-cell table:formula="of:=([.C158]-[.B158]+([.C158]&lt;[.B158]))" office:value-type="time" office:time-value="PT00H55M00S" calcext:value-type="time">
            <text:p>00:55</text:p>
          </table:table-cell>
          <table:table-cell table:number-columns-repeated="10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20M00S" calcext:value-type="time">
            <text:p>06:20 PM</text:p>
          </table:table-cell>
          <table:table-cell table:formula="of:=([.C159]-[.B159]+([.C159]&lt;[.B159]))" office:value-type="time" office:time-value="PT00H35M00S" calcext:value-type="time">
            <text:p>00:3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60]-[.B160]+([.C160]&lt;[.B160]))" office:value-type="time" office:time-value="PT04H40M00S" calcext:value-type="time">
            <text:p>04:40</text:p>
          </table:table-cell>
          <table:table-cell table:number-columns-repeated="10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61]-[.B161]+([.C161]&lt;[.B161]))" office:value-type="time" office:time-value="PT05H10M00S" calcext:value-type="time">
            <text:p>05:1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00M00S" calcext:value-type="time">
            <text:p>06:00 PM</text:p>
          </table:table-cell>
          <table:table-cell table:formula="of:=([.C162]-[.B162]+([.C162]&lt;[.B162]))" office:value-type="time" office:time-value="PT03H35M00S" calcext:value-type="time">
            <text:p>03:35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3]-[.B163]+([.C163]&lt;[.B163]))" office:value-type="time" office:time-value="PT01H00M00S" calcext:value-type="time">
            <text:p>01:00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64]-[.B164]+([.C164]&lt;[.B164]))" office:value-type="time" office:time-value="PT02H30M00S" calcext:value-type="time">
            <text:p>02:30</text:p>
          </table:table-cell>
          <table:table-cell table:number-columns-repeated="10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65]-[.B165]+([.C165]&lt;[.B165]))" office:value-type="time" office:time-value="PT04H30M00S" calcext:value-type="time">
            <text:p>04:30</text:p>
          </table:table-cell>
          <table:table-cell table:number-columns-repeated="10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66]-[.B166]+([.C166]&lt;[.B166]))" office:value-type="time" office:time-value="PT03H45M00S" calcext:value-type="time">
            <text:p>03:45</text:p>
          </table:table-cell>
          <table:table-cell/>
          <table:table-cell table:style-name="ce30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67]-[.B167]+([.C167]&lt;[.B167]))" office:value-type="time" office:time-value="PT03H25M00S" calcext:value-type="time">
            <text:p>03:25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68]-[.B168]+([.C168]&lt;[.B168]))" office:value-type="time" office:time-value="PT03H40M00S" calcext:value-type="time">
            <text:p>03:4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69]-[.B169]+([.C169]&lt;[.B169]))" office:value-type="time" office:time-value="PT03H15M00S" calcext:value-type="time">
            <text:p>03:15</text:p>
          </table:table-cell>
          <table:table-cell table:number-columns-repeated="10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70]-[.B170]+([.C170]&lt;[.B170]))" office:value-type="time" office:time-value="PT02H50M00S" calcext:value-type="time">
            <text:p>02:5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71]-[.B171]+([.C171]&lt;[.B171]))" office:value-type="time" office:time-value="PT00H30M00S" calcext:value-type="time">
            <text:p>00:30</text:p>
          </table:table-cell>
          <table:table-cell table:number-columns-repeated="6"/>
          <table:table-cell table:style-name="ce30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72]-[.B172]+([.C172]&lt;[.B172]))" office:value-type="time" office:time-value="PT01H20M00S" calcext:value-type="time">
            <text:p>01:2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73]-[.B173]+([.C173]&lt;[.B173]))" office:value-type="time" office:time-value="PT02H40M00S" calcext:value-type="time">
            <text:p>02:4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74]-[.B174]+([.C174]&lt;[.B174]))" office:value-type="time" office:time-value="PT04H30M00S" calcext:value-type="time">
            <text:p>04:30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75]-[.B175]+([.C175]&lt;[.B175]))" office:value-type="time" office:time-value="PT05H10M00S" calcext:value-type="time">
            <text:p>05:1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76]-[.B176]+([.C176]&lt;[.B176]))" office:value-type="time" office:time-value="PT01H15M00S" calcext:value-type="time">
            <text:p>01:15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77]-[.B177]+([.C177]&lt;[.B177]))" office:value-type="time" office:time-value="PT01H30M00S" calcext:value-type="time">
            <text:p>01:3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10M00S" calcext:value-type="time">
            <text:p>03:10 PM</text:p>
          </table:table-cell>
          <table:table-cell table:formula="of:=([.C178]-[.B178]+([.C178]&lt;[.B178]))" office:value-type="time" office:time-value="PT00H55M00S" calcext:value-type="time">
            <text:p>00:55</text:p>
          </table:table-cell>
          <table:table-cell table:number-columns-repeated="10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0M00S" calcext:value-type="time">
            <text:p>06:50 PM</text:p>
          </table:table-cell>
          <table:table-cell table:formula="of:=([.C179]-[.B179]+([.C179]&lt;[.B179]))" office:value-type="time" office:time-value="PT02H55M00S" calcext:value-type="time">
            <text:p>02:55</text:p>
          </table:table-cell>
          <table:table-cell table:number-columns-repeated="10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80]-[.B180]+([.C180]&lt;[.B180]))" office:value-type="time" office:time-value="PT01H45M00S" calcext:value-type="time">
            <text:p>01:45</text:p>
          </table:table-cell>
          <table:table-cell table:number-columns-repeated="10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6H25M00S" calcext:value-type="time">
            <text:p>04:25 PM</text:p>
          </table:table-cell>
          <table:table-cell table:formula="of:=([.C181]-[.B181]+([.C181]&lt;[.B181]))" office:value-type="time" office:time-value="PT02H35M00S" calcext:value-type="time">
            <text:p>02:35</text:p>
          </table:table-cell>
          <table:table-cell table:number-columns-repeated="10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20M00S" calcext:value-type="time">
            <text:p>07:20 PM</text:p>
          </table:table-cell>
          <table:table-cell table:formula="of:=([.C182]-[.B182]+([.C182]&lt;[.B182]))" office:value-type="time" office:time-value="PT02H15M00S" calcext:value-type="time">
            <text:p>02:15</text:p>
          </table:table-cell>
          <table:table-cell table:number-columns-repeated="10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20M00S" calcext:value-type="time">
            <text:p>01:20 AM</text:p>
          </table:table-cell>
          <table:table-cell table:formula="of:=([.C183]-[.B183]+([.C183]&lt;[.B183]))" office:value-type="time" office:time-value="PT03H20M00S" calcext:value-type="time">
            <text:p>03:20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35M00S" calcext:value-type="time">
            <text:p>06:35 PM</text:p>
          </table:table-cell>
          <table:table-cell table:formula="of:=([.C184]-[.B184]+([.C184]&lt;[.B184]))" office:value-type="time" office:time-value="PT02H45M00S" calcext:value-type="time">
            <text:p>02:45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5M00S" calcext:value-type="time">
            <text:p>12:45 AM</text:p>
          </table:table-cell>
          <table:table-cell table:formula="of:=([.C185]-[.B185]+([.C185]&lt;[.B185]))" office:value-type="time" office:time-value="PT03H25M00S" calcext:value-type="time">
            <text:p>03:25</text:p>
          </table:table-cell>
          <table:table-cell table:number-columns-repeated="10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0M00S" calcext:value-type="time">
            <text:p>06:20 PM</text:p>
          </table:table-cell>
          <table:table-cell table:formula="of:=([.C186]-[.B186]+([.C186]&lt;[.B186]))" office:value-type="time" office:time-value="PT03H20M00S" calcext:value-type="time">
            <text:p>03:20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87]-[.B187]+([.C187]&lt;[.B187]))" office:value-type="time" office:time-value="PT01H00M00S" calcext:value-type="time">
            <text:p>01:00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15M00S" calcext:value-type="time">
            <text:p>07:15 PM</text:p>
          </table:table-cell>
          <table:table-cell table:formula="of:=([.C188]-[.B188]+([.C188]&lt;[.B188]))" office:value-type="time" office:time-value="PT03H15M00S" calcext:value-type="time">
            <text:p>03:15</text:p>
          </table:table-cell>
          <table:table-cell table:number-columns-repeated="3"/>
          <table:table-cell table:style-name="ce30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0H00M00S" calcext:value-type="time">
            <text:p>12:00 AM</text:p>
          </table:table-cell>
          <table:table-cell table:formula="of:=([.C189]-[.B189]+([.C189]&lt;[.B189]))" office:value-type="time" office:time-value="PT02H45M00S" calcext:value-type="time">
            <text:p>02:45</text:p>
          </table:table-cell>
          <table:table-cell table:number-columns-repeated="3"/>
          <table:table-cell table:style-name="ce32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190]-[.B190]+([.C190]&lt;[.B190]))" office:value-type="time" office:time-value="PT03H55M00S" calcext:value-type="time">
            <text:p>03:55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2H00M00S" calcext:value-type="time">
            <text:p>02:00 AM</text:p>
          </table:table-cell>
          <table:table-cell table:formula="of:=([.C191]-[.B191]+([.C191]&lt;[.B191]))" office:value-type="time" office:time-value="PT04H40M00S" calcext:value-type="time">
            <text:p>04:4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table:formula="of:=([.C192]-[.B192]+([.C192]&lt;[.B192]))" office:value-type="time" office:time-value="PT01H40M00S" calcext:value-type="time">
            <text:p>01:40</text:p>
          </table:table-cell>
          <table:table-cell table:number-columns-repeated="10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30M00S" calcext:value-type="time">
            <text:p>06:30 PM</text:p>
          </table:table-cell>
          <table:table-cell table:formula="of:=([.C193]-[.B193]+([.C193]&lt;[.B193]))" office:value-type="time" office:time-value="PT00H55M00S" calcext:value-type="time">
            <text:p>00:55</text:p>
          </table:table-cell>
          <table:table-cell table:number-columns-repeated="10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00M00S" calcext:value-type="time">
            <text:p>01:00 AM</text:p>
          </table:table-cell>
          <table:table-cell table:formula="of:=([.C194]-[.B194]+([.C194]&lt;[.B194]))" office:value-type="time" office:time-value="PT04H25M00S" calcext:value-type="time">
            <text:p>04:25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2" calcext:value-type="date">
            <text:p>12/04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04M00S" calcext:value-type="time">
            <text:p>01:04 AM</text:p>
          </table:table-cell>
          <table:table-cell table:formula="of:=([.C195]-[.B195]+([.C195]&lt;[.B195]))" office:value-type="time" office:time-value="PT02H59M00S" calcext:value-type="time">
            <text:p>02:59</text:p>
          </table:table-cell>
          <table:table-cell table:number-columns-repeated="10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30M00S" calcext:value-type="time">
            <text:p>01:30 AM</text:p>
          </table:table-cell>
          <table:table-cell table:formula="of:=([.C196]-[.B196]+([.C196]&lt;[.B196]))" office:value-type="time" office:time-value="PT01H35M00S" calcext:value-type="time">
            <text:p>01:35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7H30M00S" calcext:value-type="time">
            <text:p>05:30 PM</text:p>
          </table:table-cell>
          <table:table-cell table:formula="of:=([.C197]-[.B197]+([.C197]&lt;[.B197]))" office:value-type="time" office:time-value="PT02H30M00S" calcext:value-type="time">
            <text:p>02:30</text:p>
          </table:table-cell>
          <table:table-cell table:number-columns-repeated="10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7H55M00S" calcext:value-type="time">
            <text:p>05:55 PM</text:p>
          </table:table-cell>
          <table:table-cell office:value-type="time" office:time-value="PT18H50M00S" calcext:value-type="time">
            <text:p>06:50 PM</text:p>
          </table:table-cell>
          <table:table-cell table:formula="of:=([.C198]-[.B198]+([.C198]&lt;[.B198]))" office:value-type="time" office:time-value="PT00H55M00S" calcext:value-type="time">
            <text:p>00:55</text:p>
          </table:table-cell>
          <table:table-cell table:number-columns-repeated="10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199]-[.B199]+([.C199]&lt;[.B199]))" office:value-type="time" office:time-value="PT03H50M00S" calcext:value-type="time">
            <text:p>03:5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2" calcext:value-type="date">
            <text:p>22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00]-[.B200]+([.C200]&lt;[.B200]))" office:value-type="time" office:time-value="PT01H00M00S" calcext:value-type="time">
            <text:p>01:0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7H05M00S" calcext:value-type="time">
            <text:p>05:05 PM</text:p>
          </table:table-cell>
          <table:table-cell table:formula="of:=([.C201]-[.B201]+([.C201]&lt;[.B201]))" office:value-type="time" office:time-value="PT01H25M00S" calcext:value-type="time">
            <text:p>01:25</text:p>
          </table:table-cell>
          <table:table-cell table:number-columns-repeated="10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7H50M00S" calcext:value-type="time">
            <text:p>05:50 PM</text:p>
          </table:table-cell>
          <table:table-cell office:value-type="time" office:time-value="PT19H00M00S" calcext:value-type="time">
            <text:p>07:00 PM</text:p>
          </table:table-cell>
          <table:table-cell table:formula="of:=([.C202]-[.B202]+([.C202]&lt;[.B202]))" office:value-type="time" office:time-value="PT01H10M00S" calcext:value-type="time">
            <text:p>01:10</text:p>
          </table:table-cell>
          <table:table-cell table:number-columns-repeated="10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2H00M00S" calcext:value-type="time">
            <text:p>02:00 AM</text:p>
          </table:table-cell>
          <table:table-cell table:formula="of:=([.C203]-[.B203]+([.C203]&lt;[.B203]))" office:value-type="time" office:time-value="PT04H10M00S" calcext:value-type="time">
            <text:p>04:10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20M00S" calcext:value-type="time">
            <text:p>07:20 PM</text:p>
          </table:table-cell>
          <table:table-cell table:formula="of:=([.C204]-[.B204]+([.C204]&lt;[.B204]))" office:value-type="time" office:time-value="PT03H50M00S" calcext:value-type="time">
            <text:p>03:50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205]-[.B205]+([.C205]&lt;[.B205]))" office:value-type="time" office:time-value="PT02H40M00S" calcext:value-type="time">
            <text:p>02:40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206]-[.B206]+([.C206]&lt;[.B206]))" office:value-type="time" office:time-value="PT02H20M00S" calcext:value-type="time">
            <text:p>02:20</text:p>
          </table:table-cell>
          <table:table-cell table:number-columns-repeated="10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00M00S" calcext:value-type="time">
            <text:p>07:00 PM</text:p>
          </table:table-cell>
          <table:table-cell table:formula="of:=([.C207]-[.B207]+([.C207]&lt;[.B207]))" office:value-type="time" office:time-value="PT00H30M00S" calcext:value-type="time">
            <text:p>00:30</text:p>
          </table:table-cell>
          <table:table-cell table:number-columns-repeated="10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0M00S" calcext:value-type="time">
            <text:p>01:30 AM</text:p>
          </table:table-cell>
          <table:table-cell table:formula="of:=([.C208]-[.B208]+([.C208]&lt;[.B208]))" office:value-type="time" office:time-value="PT04H25M00S" calcext:value-type="time">
            <text:p>04:25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9H00M00S" calcext:value-type="time">
            <text:p>07:00 PM</text:p>
          </table:table-cell>
          <table:table-cell table:formula="of:=([.C209]-[.B209]+([.C209]&lt;[.B209]))" office:value-type="time" office:time-value="PT01H40M00S" calcext:value-type="time">
            <text:p>01:40</text:p>
          </table:table-cell>
          <table:table-cell table:number-columns-repeated="10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30M00S" calcext:value-type="time">
            <text:p>12:30 AM</text:p>
          </table:table-cell>
          <table:table-cell table:formula="of:=([.C210]-[.B210]+([.C210]&lt;[.B210]))" office:value-type="time" office:time-value="PT03H10M00S" calcext:value-type="time">
            <text:p>03:10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00M00S" calcext:value-type="time">
            <text:p>01:00 AM</text:p>
          </table:table-cell>
          <table:table-cell office:value-type="time" office:time-value="PT14H00M00S" calcext:value-type="time">
            <text:p>02:00 PM</text:p>
          </table:table-cell>
          <table:table-cell table:formula="of:=([.C211]-[.B211]+([.C211]&lt;[.B211]))" office:value-type="time" office:time-value="PT13H00M00S" calcext:value-type="time">
            <text:p>13:0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9" calcext:value-type="date">
            <text:p>19/05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212]-[.B212]+([.C212]&lt;[.B212]))" office:value-type="time" office:time-value="PT01H10M00S" calcext:value-type="time">
            <text:p>01:10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13]-[.B213]+([.C213]&lt;[.B213]))" office:value-type="time" office:time-value="PT01H00M00S" calcext:value-type="time">
            <text:p>01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30M00S" calcext:value-type="time">
            <text:p>03:30 PM</text:p>
          </table:table-cell>
          <table:table-cell table:formula="of:=([.C214]-[.B214]+([.C214]&lt;[.B214]))" office:value-type="time" office:time-value="PT01H20M00S" calcext:value-type="time">
            <text:p>01:20</text:p>
          </table:table-cell>
          <table:table-cell table:number-columns-repeated="10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50M00S" calcext:value-type="time">
            <text:p>07:50 PM</text:p>
          </table:table-cell>
          <table:table-cell table:formula="of:=([.C215]-[.B215]+([.C215]&lt;[.B215]))" office:value-type="time" office:time-value="PT03H40M00S" calcext:value-type="time">
            <text:p>03:40</text:p>
          </table:table-cell>
          <table:table-cell table:number-columns-repeated="10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216]-[.B216]+([.C216]&lt;[.B216]))" office:value-type="time" office:time-value="PT02H40M00S" calcext:value-type="time">
            <text:p>02:4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5M00S" calcext:value-type="time">
            <text:p>05:05 PM</text:p>
          </table:table-cell>
          <table:table-cell table:formula="of:=([.C217]-[.B217]+([.C217]&lt;[.B217]))" office:value-type="time" office:time-value="PT02H35M00S" calcext:value-type="time">
            <text:p>02:35</text:p>
          </table:table-cell>
          <table:table-cell table:number-columns-repeated="10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9H00M00S" calcext:value-type="time">
            <text:p>07:00 PM</text:p>
          </table:table-cell>
          <table:table-cell table:formula="of:=([.C218]-[.B218]+([.C218]&lt;[.B218]))" office:value-type="time" office:time-value="PT01H30M00S" calcext:value-type="time">
            <text:p>01:30</text:p>
          </table:table-cell>
          <table:table-cell table:number-columns-repeated="10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35M00S" calcext:value-type="time">
            <text:p>01:35 AM</text:p>
          </table:table-cell>
          <table:table-cell table:formula="of:=([.C219]-[.B219]+([.C219]&lt;[.B219]))" office:value-type="time" office:time-value="PT05H05M00S" calcext:value-type="time">
            <text:p>05:05</text:p>
          </table:table-cell>
          <table:table-cell table:number-columns-repeated="2"/>
          <table:table-cell table:style-name="ce30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9" calcext:value-type="date">
            <text:p>0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45M00S" calcext:value-type="time">
            <text:p>05:45 PM</text:p>
          </table:table-cell>
          <table:table-cell table:formula="of:=([.C220]-[.B220]+([.C220]&lt;[.B220]))" office:value-type="time" office:time-value="PT02H25M00S" calcext:value-type="time">
            <text:p>02:25</text:p>
          </table:table-cell>
          <table:table-cell table:number-columns-repeated="10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7H50M00S" calcext:value-type="time">
            <text:p>05:50 PM</text:p>
          </table:table-cell>
          <table:table-cell table:formula="of:=([.C221]-[.B221]+([.C221]&lt;[.B221]))" office:value-type="time" office:time-value="PT03H15M00S" calcext:value-type="time">
            <text:p>03:15</text:p>
          </table:table-cell>
          <table:table-cell table:number-columns-repeated="10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8H20M00S" calcext:value-type="time">
            <text:p>06:20 PM</text:p>
          </table:table-cell>
          <table:table-cell office:value-type="time" office:time-value="PT19H35M00S" calcext:value-type="time">
            <text:p>07:35 PM</text:p>
          </table:table-cell>
          <table:table-cell table:formula="of:=([.C222]-[.B222]+([.C222]&lt;[.B222]))" office:value-type="time" office:time-value="PT01H15M00S" calcext:value-type="time">
            <text:p>01:15</text:p>
          </table:table-cell>
          <table:table-cell table:number-columns-repeated="10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30M00S" calcext:value-type="time">
            <text:p>02:30 AM</text:p>
          </table:table-cell>
          <table:table-cell table:formula="of:=([.C223]-[.B223]+([.C223]&lt;[.B223]))" office:value-type="time" office:time-value="PT05H45M00S" calcext:value-type="time">
            <text:p>05:45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40M00S" calcext:value-type="time">
            <text:p>06:40 PM</text:p>
          </table:table-cell>
          <table:table-cell table:formula="of:=([.C224]-[.B224]+([.C224]&lt;[.B224]))" office:value-type="time" office:time-value="PT03H45M00S" calcext:value-type="time">
            <text:p>03:45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2H00M00S" calcext:value-type="time">
            <text:p>02:00 AM</text:p>
          </table:table-cell>
          <table:table-cell table:formula="of:=([.C225]-[.B225]+([.C225]&lt;[.B225]))" office:value-type="time" office:time-value="PT05H55M00S" calcext:value-type="time">
            <text:p>05:55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17M00S" calcext:value-type="time">
            <text:p>06:17 PM</text:p>
          </table:table-cell>
          <table:table-cell table:formula="of:=([.C226]-[.B226]+([.C226]&lt;[.B226]))" office:value-type="time" office:time-value="PT04H07M00S" calcext:value-type="time">
            <text:p>04:07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2H00M00S" calcext:value-type="time">
            <text:p>02:00 AM</text:p>
          </table:table-cell>
          <table:table-cell table:formula="of:=([.C227]-[.B227]+([.C227]&lt;[.B227]))" office:value-type="time" office:time-value="PT06H00M00S" calcext:value-type="time">
            <text:p>06:0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6" calcext:value-type="date">
            <text:p>16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28]-[.B228]+([.C228]&lt;[.B228]))" office:value-type="time" office:time-value="PT03H00M00S" calcext:value-type="time">
            <text:p>03:00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00M00S" calcext:value-type="time">
            <text:p>02:00 PM</text:p>
          </table:table-cell>
          <table:table-cell table:formula="of:=([.C229]-[.B229]+([.C229]&lt;[.B229]))" office:value-type="time" office:time-value="PT00H20M00S" calcext:value-type="time">
            <text:p>00:20</text:p>
          </table:table-cell>
          <table:table-cell table:number-columns-repeated="10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30M00S" calcext:value-type="time">
            <text:p>03:30 PM</text:p>
          </table:table-cell>
          <table:table-cell table:formula="of:=([.C230]-[.B230]+([.C230]&lt;[.B230]))" office:value-type="time" office:time-value="PT01H00M00S" calcext:value-type="time">
            <text:p>01:00</text:p>
          </table:table-cell>
          <table:table-cell table:number-columns-repeated="10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30M00S" calcext:value-type="time">
            <text:p>08:30 PM</text:p>
          </table:table-cell>
          <table:table-cell table:formula="of:=([.C231]-[.B231]+([.C231]&lt;[.B231]))" office:value-type="time" office:time-value="PT04H30M00S" calcext:value-type="time">
            <text:p>04:30</text:p>
          </table:table-cell>
          <table:table-cell table:number-columns-repeated="10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32]-[.B232]+([.C232]&lt;[.B232]))" office:value-type="time" office:time-value="PT03H00M00S" calcext:value-type="time">
            <text:p>03:0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00M00S" calcext:value-type="time">
            <text:p>02:00 AM</text:p>
          </table:table-cell>
          <table:table-cell table:formula="of:=([.C233]-[.B233]+([.C233]&lt;[.B233]))" office:value-type="time" office:time-value="PT05H30M00S" calcext:value-type="time">
            <text:p>05:3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50M00S" calcext:value-type="time">
            <text:p>06:50 PM</text:p>
          </table:table-cell>
          <table:table-cell table:formula="of:=([.C234]-[.B234]+([.C234]&lt;[.B234]))" office:value-type="time" office:time-value="PT04H30M00S" calcext:value-type="time">
            <text:p>04:30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235]-[.B235]+([.C235]&lt;[.B235]))" office:value-type="time" office:time-value="PT03H25M00S" calcext:value-type="time">
            <text:p>03:25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236]-[.B236]+([.C236]&lt;[.B236]))" office:value-type="time" office:time-value="PT04H40M00S" calcext:value-type="time">
            <text:p>04:4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15M00S" calcext:value-type="time">
            <text:p>01:15 AM</text:p>
          </table:table-cell>
          <table:table-cell table:formula="of:=([.C237]-[.B237]+([.C237]&lt;[.B237]))" office:value-type="time" office:time-value="PT04H20M00S" calcext:value-type="time">
            <text:p>04:2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3" calcext:value-type="date">
            <text:p>23/06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00M00S" calcext:value-type="time">
            <text:p>06:00 PM</text:p>
          </table:table-cell>
          <table:table-cell table:formula="of:=([.C238]-[.B238]+([.C238]&lt;[.B238]))" office:value-type="time" office:time-value="PT04H25M00S" calcext:value-type="time">
            <text:p>04:25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9H35M00S" calcext:value-type="time">
            <text:p>07:35 PM</text:p>
          </table:table-cell>
          <table:table-cell table:formula="of:=([.C239]-[.B239]+([.C239]&lt;[.B239]))" office:value-type="time" office:time-value="PT04H20M00S" calcext:value-type="time">
            <text:p>04:20</text:p>
          </table:table-cell>
          <table:table-cell table:number-columns-repeated="10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50M00S" calcext:value-type="time">
            <text:p>01:50 AM</text:p>
          </table:table-cell>
          <table:table-cell table:formula="of:=([.C240]-[.B240]+([.C240]&lt;[.B240]))" office:value-type="time" office:time-value="PT03H45M00S" calcext:value-type="time">
            <text:p>03:45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0M00S" calcext:value-type="time">
            <text:p>06:50 PM</text:p>
          </table:table-cell>
          <table:table-cell table:formula="of:=([.C241]-[.B241]+([.C241]&lt;[.B241]))" office:value-type="time" office:time-value="PT03H55M00S" calcext:value-type="time">
            <text:p>03:55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5M00S" calcext:value-type="time">
            <text:p>01:55 AM</text:p>
          </table:table-cell>
          <table:table-cell table:formula="of:=([.C242]-[.B242]+([.C242]&lt;[.B242]))" office:value-type="time" office:time-value="PT04H35M00S" calcext:value-type="time">
            <text:p>04:35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40M00S" calcext:value-type="time">
            <text:p>07:40 PM</text:p>
          </table:table-cell>
          <table:table-cell table:formula="of:=([.C243]-[.B243]+([.C243]&lt;[.B243]))" office:value-type="time" office:time-value="PT04H20M00S" calcext:value-type="time">
            <text:p>04:2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09H55M00S" calcext:value-type="time">
            <text:p>09:55 AM</text:p>
          </table:table-cell>
          <table:table-cell office:value-type="time" office:time-value="PT01H25M00S" calcext:value-type="time">
            <text:p>01:25 AM</text:p>
          </table:table-cell>
          <table:table-cell table:formula="of:=([.C244]-[.B244]+([.C244]&lt;[.B244]))" office:value-type="time" office:time-value="PT15H30M00S" calcext:value-type="time">
            <text:p>15:3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30" calcext:value-type="date">
            <text:p>30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8H00M00S" calcext:value-type="time">
            <text:p>06:00 PM</text:p>
          </table:table-cell>
          <table:table-cell table:formula="of:=([.C245]-[.B245]+([.C245]&lt;[.B245]))" office:value-type="time" office:time-value="PT03H30M00S" calcext:value-type="time">
            <text:p>03:3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00M00S" calcext:value-type="time">
            <text:p>07:00 PM</text:p>
          </table:table-cell>
          <table:table-cell table:formula="of:=([.C246]-[.B246]+([.C246]&lt;[.B246]))" office:value-type="time" office:time-value="PT03H30M00S" calcext:value-type="time">
            <text:p>03:3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47]-[.B247]+([.C247]&lt;[.B247]))" office:value-type="time" office:time-value="PT04H45M00S" calcext:value-type="time">
            <text:p>04:45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50M00S" calcext:value-type="time">
            <text:p>06:50 PM</text:p>
          </table:table-cell>
          <table:table-cell table:formula="of:=([.C248]-[.B248]+([.C248]&lt;[.B248]))" office:value-type="time" office:time-value="PT02H50M00S" calcext:value-type="time">
            <text:p>02:5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0M00S" calcext:value-type="time">
            <text:p>02:00 AM</text:p>
          </table:table-cell>
          <table:table-cell table:formula="of:=([.C249]-[.B249]+([.C249]&lt;[.B249]))" office:value-type="time" office:time-value="PT05H05M00S" calcext:value-type="time">
            <text:p>05:05</text:p>
          </table:table-cell>
          <table:table-cell table:number-columns-repeated="10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250]-[.B250]+([.C250]&lt;[.B250]))" office:value-type="time" office:time-value="PT02H00M00S" calcext:value-type="time">
            <text:p>02:0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40M00S" calcext:value-type="time">
            <text:p>01:40 AM</text:p>
          </table:table-cell>
          <table:table-cell table:formula="of:=([.C251]-[.B251]+([.C251]&lt;[.B251]))" office:value-type="time" office:time-value="PT03H45M00S" calcext:value-type="time">
            <text:p>03:45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0M00S" calcext:value-type="time">
            <text:p>07:20 PM</text:p>
          </table:table-cell>
          <table:table-cell table:formula="of:=([.C252]-[.B252]+([.C252]&lt;[.B252]))" office:value-type="time" office:time-value="PT03H20M00S" calcext:value-type="time">
            <text:p>03:2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53]-[.B253]+([.C253]&lt;[.B253]))" office:value-type="time" office:time-value="PT04H00M00S" calcext:value-type="time">
            <text:p>04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45M00S" calcext:value-type="time">
            <text:p>06:45 PM</text:p>
          </table:table-cell>
          <table:table-cell table:formula="of:=([.C254]-[.B254]+([.C254]&lt;[.B254]))" office:value-type="time" office:time-value="PT02H15M00S" calcext:value-type="time">
            <text:p>02:15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40M00S" calcext:value-type="time">
            <text:p>01:40 AM</text:p>
          </table:table-cell>
          <table:table-cell table:formula="of:=([.C255]-[.B255]+([.C255]&lt;[.B255]))" office:value-type="time" office:time-value="PT04H00M00S" calcext:value-type="time">
            <text:p>04:00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3" calcext:value-type="date">
            <text:p>13/07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56]-[.B256]+([.C256]&lt;[.B256]))" office:value-type="time" office:time-value="PT01H00M00S" calcext:value-type="time">
            <text:p>01:00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257]-[.B257]+([.C257]&lt;[.B257]))" office:value-type="time" office:time-value="PT04H00M00S" calcext:value-type="time">
            <text:p>04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258]-[.B258]+([.C258]&lt;[.B258]))" office:value-type="time" office:time-value="PT04H15M00S" calcext:value-type="time">
            <text:p>04:15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40M00S" calcext:value-type="time">
            <text:p>06:40 PM</text:p>
          </table:table-cell>
          <table:table-cell table:formula="of:=([.C259]-[.B259]+([.C259]&lt;[.B259]))" office:value-type="time" office:time-value="PT04H40M00S" calcext:value-type="time">
            <text:p>04:40</text:p>
          </table:table-cell>
          <table:table-cell table:number-columns-repeated="10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20M00S" calcext:value-type="time">
            <text:p>02:20 AM</text:p>
          </table:table-cell>
          <table:table-cell table:formula="of:=([.C260]-[.B260]+([.C260]&lt;[.B260]))" office:value-type="time" office:time-value="PT05H20M00S" calcext:value-type="time">
            <text:p>05:20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7H45M00S" calcext:value-type="time">
            <text:p>05:45 PM</text:p>
          </table:table-cell>
          <table:table-cell table:formula="of:=([.C261]-[.B261]+([.C261]&lt;[.B261]))" office:value-type="time" office:time-value="PT03H55M00S" calcext:value-type="time">
            <text:p>03:55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25M00S" calcext:value-type="time">
            <text:p>01:25 AM</text:p>
          </table:table-cell>
          <table:table-cell table:formula="of:=([.C262]-[.B262]+([.C262]&lt;[.B262]))" office:value-type="time" office:time-value="PT05H25M00S" calcext:value-type="time">
            <text:p>05:25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8" calcext:value-type="date">
            <text:p>08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263]-[.B263]+([.C263]&lt;[.B263]))" office:value-type="time" office:time-value="PT02H50M00S" calcext:value-type="time">
            <text:p>02:5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9H20M00S" calcext:value-type="time">
            <text:p>07:20 PM</text:p>
          </table:table-cell>
          <table:table-cell table:formula="of:=([.C264]-[.B264]+([.C264]&lt;[.B264]))" office:value-type="time" office:time-value="PT02H50M00S" calcext:value-type="time">
            <text:p>02:5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1H50M00S" calcext:value-type="time">
            <text:p>01:50 AM</text:p>
          </table:table-cell>
          <table:table-cell table:formula="of:=([.C265]-[.B265]+([.C265]&lt;[.B265]))" office:value-type="time" office:time-value="PT03H05M00S" calcext:value-type="time">
            <text:p>03:05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20H20M00S" calcext:value-type="time">
            <text:p>08:20 PM</text:p>
          </table:table-cell>
          <table:table-cell table:formula="of:=([.C266]-[.B266]+([.C266]&lt;[.B266]))" office:value-type="time" office:time-value="PT04H55M00S" calcext:value-type="time">
            <text:p>04:55</text:p>
          </table:table-cell>
          <table:table-cell table:number-columns-repeated="2"/>
          <table:table-cell table:style-name="ce30"/>
          <table:table-cell table:number-columns-repeated="7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0H45M00S" calcext:value-type="time">
            <text:p>12:45 AM</text:p>
          </table:table-cell>
          <table:table-cell table:formula="of:=([.C267]-[.B267]+([.C267]&lt;[.B267]))" office:value-type="time" office:time-value="PT02H10M00S" calcext:value-type="time">
            <text:p>02:1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40M00S" calcext:value-type="time">
            <text:p>07:40 PM</text:p>
          </table:table-cell>
          <table:table-cell table:formula="of:=([.C268]-[.B268]+([.C268]&lt;[.B268]))" office:value-type="time" office:time-value="PT05H05M00S" calcext:value-type="time">
            <text:p>05:05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25M00S" calcext:value-type="time">
            <text:p>01:25 AM</text:p>
          </table:table-cell>
          <table:table-cell table:formula="of:=([.C269]-[.B269]+([.C269]&lt;[.B269]))" office:value-type="time" office:time-value="PT04H30M00S" calcext:value-type="time">
            <text:p>04:30</text:p>
          </table:table-cell>
          <table:table-cell table:number-columns-repeated="10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70]-[.B270]+([.C270]&lt;[.B270]))" office:value-type="time" office:time-value="PT03H00M00S" calcext:value-type="time">
            <text:p>03:00</text:p>
          </table:table-cell>
          <table:table-cell table:number-columns-repeated="10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271]-[.B271]+([.C271]&lt;[.B271]))" office:value-type="time" office:time-value="PT04H45M00S" calcext:value-type="time">
            <text:p>04:45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00M00S" calcext:value-type="time">
            <text:p>08:00 PM</text:p>
          </table:table-cell>
          <table:table-cell table:formula="of:=([.C272]-[.B272]+([.C272]&lt;[.B272]))" office:value-type="time" office:time-value="PT05H00M00S" calcext:value-type="time">
            <text:p>05:0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50M00S" calcext:value-type="time">
            <text:p>01:50 AM</text:p>
          </table:table-cell>
          <table:table-cell table:formula="of:=([.C273]-[.B273]+([.C273]&lt;[.B273]))" office:value-type="time" office:time-value="PT04H10M00S" calcext:value-type="time">
            <text:p>04:10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40M00S" calcext:value-type="time">
            <text:p>06:40 PM</text:p>
          </table:table-cell>
          <table:table-cell table:formula="of:=([.C274]-[.B274]+([.C274]&lt;[.B274]))" office:value-type="time" office:time-value="PT02H20M00S" calcext:value-type="time">
            <text:p>02:2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45M00S" calcext:value-type="time">
            <text:p>01:45 AM</text:p>
          </table:table-cell>
          <table:table-cell table:formula="of:=([.C275]-[.B275]+([.C275]&lt;[.B275]))" office:value-type="time" office:time-value="PT05H15M00S" calcext:value-type="time">
            <text:p>05:15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05M00S" calcext:value-type="time">
            <text:p>08:05 PM</text:p>
          </table:table-cell>
          <table:table-cell table:formula="of:=([.C276]-[.B276]+([.C276]&lt;[.B276]))" office:value-type="time" office:time-value="PT04H25M00S" calcext:value-type="time">
            <text:p>04:25</text:p>
          </table:table-cell>
          <table:table-cell table:number-columns-repeated="10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20M00S" calcext:value-type="time">
            <text:p>12:20 AM</text:p>
          </table:table-cell>
          <table:table-cell table:formula="of:=([.C277]-[.B277]+([.C277]&lt;[.B277]))" office:value-type="time" office:time-value="PT02H00M00S" calcext:value-type="time">
            <text:p>02:00</text:p>
          </table:table-cell>
          <table:table-cell table:number-columns-repeated="10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5M00S" calcext:value-type="time">
            <text:p>06:15 PM</text:p>
          </table:table-cell>
          <table:table-cell table:formula="of:=([.C278]-[.B278]+([.C278]&lt;[.B278]))" office:value-type="time" office:time-value="PT04H35M00S" calcext:value-type="time">
            <text:p>04:35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9H25M00S" calcext:value-type="time">
            <text:p>07:25 PM</text:p>
          </table:table-cell>
          <table:table-cell office:value-type="time" office:time-value="PT00H00M00S" calcext:value-type="time">
            <text:p>12:00 AM</text:p>
          </table:table-cell>
          <table:table-cell table:formula="of:=([.C279]-[.B279]+([.C279]&lt;[.B279]))" office:value-type="time" office:time-value="PT04H35M00S" calcext:value-type="time">
            <text:p>04:35</text:p>
          </table:table-cell>
          <table:table-cell table:number-columns-repeated="10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80]-[.B280]+([.C280]&lt;[.B2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81]-[.B281]+([.C281]&lt;[.B2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82]-[.B282]+([.C282]&lt;[.B2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83]-[.B283]+([.C283]&lt;[.B2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84]-[.B284]+([.C284]&lt;[.B2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85]-[.B285]+([.C285]&lt;[.B2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86]-[.B286]+([.C286]&lt;[.B2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87]-[.B287]+([.C287]&lt;[.B2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88]-[.B288]+([.C288]&lt;[.B2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89]-[.B289]+([.C289]&lt;[.B2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90]-[.B290]+([.C290]&lt;[.B2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91]-[.B291]+([.C291]&lt;[.B2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Start Time</text:p>
          </table:table-cell>
          <table:table-cell table:style-name="ce31" office:value-type="string" calcext:value-type="string">
            <text:p>Stop Time</text:p>
          </table:table-cell>
          <table:table-cell table:style-name="ce31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24" table:formula="of:=TEXT(MAX([Sheet1.A:.A])-WEEKDAY(MAX([Sheet1.A:.A]))+1; &quot;&gt;0&quot;)" office:value-type="string" office:string-value="&gt;44822" calcext:value-type="string">
            <text:p>&gt;44822</text:p>
          </table:table-cell>
          <table:table-cell table:style-name="ce31" table:number-columns-repeated="3"/>
          <table:table-cell table:number-columns-repeated="4"/>
        </table:table-row>
        <table:table-row table:style-name="ro1">
          <table:table-cell table:style-name="ce54"/>
          <table:table-cell table:style-name="ce55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56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default-cell-style-name="ce58"/>
        <table:table-column table:style-name="co1" table:number-columns-repeated="12" table:default-cell-style-name="Default"/>
        <table:table-row table:style-name="ro1">
          <table:table-cell table:style-name="ce24" office:value-type="string" calcext:value-type="string">
            <text:p>Date</text:p>
          </table:table-cell>
          <table:table-cell table:style-name="ce28" office:value-type="string" calcext:value-type="string">
            <text:p>Start Time</text:p>
          </table:table-cell>
          <table:table-cell table:style-name="ce28" office:value-type="string" calcext:value-type="string">
            <text:p>Stop Time</text:p>
          </table:table-cell>
          <table:table-cell table:style-name="ce30" office:value-type="string" calcext:value-type="string">
            <text:p>Total Time</text:p>
          </table:table-cell>
          <table:table-cell/>
          <table:table-cell table:style-name="ce30" table:formula="of:=SUM([.D:.D])" office:value-type="time" office:time-value="PT11H00M00S" calcext:value-type="time">
            <text:p>11:00</text:p>
          </table:table-cell>
          <table:table-cell table:number-columns-repeated="10"/>
        </table:table-row>
        <table:table-row table:style-name="ro1">
          <table:table-cell table:style-name="ce24" office:value-type="date" office:date-value="2022-09-19" calcext:value-type="date">
            <text:p>19/09/2022</text:p>
          </table:table-cell>
          <table:table-cell table:style-name="ce28" office:value-type="time" office:time-value="PT15H40M00S" calcext:value-type="time">
            <text:p>03:40 PM</text:p>
          </table:table-cell>
          <table:table-cell table:style-name="ce28" office:value-type="time" office:time-value="PT20H05M00S" calcext:value-type="time">
            <text:p>08:05 PM</text:p>
          </table:table-cell>
          <table:table-cell table:style-name="ce32" table:formula="of:=([.C2]-[.B2]+([.C2]&lt;[.B2]))" office:value-type="time" office:time-value="PT04H25M00S" calcext:value-type="time">
            <text:p>04:25:00</text:p>
          </table:table-cell>
          <table:table-cell table:number-columns-repeated="12"/>
        </table:table-row>
        <table:table-row table:style-name="ro1">
          <table:table-cell table:style-name="ce24" office:value-type="date" office:date-value="2022-09-19" calcext:value-type="date">
            <text:p>19/09/2022</text:p>
          </table:table-cell>
          <table:table-cell table:style-name="ce28" office:value-type="time" office:time-value="PT22H20M00S" calcext:value-type="time">
            <text:p>10:20 PM</text:p>
          </table:table-cell>
          <table:table-cell table:style-name="ce28" office:value-type="time" office:time-value="PT00H20M00S" calcext:value-type="time">
            <text:p>12:20 AM</text:p>
          </table:table-cell>
          <table:table-cell table:style-name="ce32" table:formula="of:=([.C3]-[.B3]+([.C3]&lt;[.B3]))" office:value-type="time" office:time-value="PT02H00M00S" calcext:value-type="time">
            <text:p>02:00:00</text:p>
          </table:table-cell>
          <table:table-cell table:number-columns-repeated="12"/>
        </table:table-row>
        <table:table-row table:style-name="ro1">
          <table:table-cell table:style-name="ce24" office:value-type="date" office:date-value="2022-09-20" calcext:value-type="date">
            <text:p>20/09/2022</text:p>
          </table:table-cell>
          <table:table-cell table:style-name="ce28" office:value-type="time" office:time-value="PT13H40M00S" calcext:value-type="time">
            <text:p>01:40 PM</text:p>
          </table:table-cell>
          <table:table-cell table:style-name="ce28" office:value-type="time" office:time-value="PT18H15M00S" calcext:value-type="time">
            <text:p>06:15 PM</text:p>
          </table:table-cell>
          <table:table-cell table:style-name="ce32" table:formula="of:=([.C4]-[.B4]+([.C4]&lt;[.B4]))" office:value-type="time" office:time-value="PT04H35M00S" calcext:value-type="time">
            <text:p>04:35:00</text:p>
          </table:table-cell>
          <table:table-cell table:number-columns-repeated="1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office:value-type="float" office:value="54" calcext:value-type="float">
            <text:p>54</text:p>
          </table:table-cell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2"/>
        </table:table-row>
        <table:table-row table:style-name="ro1" table:number-rows-repeated="104856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4" table:style-name="ta1">
        <table:table-column table:style-name="co7" table:default-cell-style-name="ce59"/>
        <table:table-column table:style-name="co7" table:number-columns-repeated="10" table:default-cell-style-name="Default"/>
        <table:table-column table:style-name="co7" table:number-columns-repeated="6" table:default-cell-style-name="ce70"/>
        <table:table-column table:style-name="co7" table:number-columns-repeated="6" table:default-cell-style-name="Default"/>
        <table:table-column table:style-name="co7" table:number-columns-repeated="6" table:default-cell-style-name="ce71"/>
        <table:table-column table:style-name="co7" table:number-columns-repeated="6" table:default-cell-style-name="ce66"/>
        <table:table-column table:style-name="co7" table:number-columns-repeated="28" table:default-cell-style-name="Default"/>
        <table:table-column table:style-name="co7" table:default-cell-style-name="ce59"/>
        <table:table-column table:style-name="co7" table:number-columns-repeated="4" table:default-cell-style-name="Default"/>
        <table:table-column table:style-name="co7" table:default-cell-style-name="ce59"/>
        <table:table-column table:style-name="co7" table:number-columns-repeated="2" table:default-cell-style-name="Default"/>
        <table:table-column table:style-name="co7" table:default-cell-style-name="ce73"/>
        <table:table-column table:style-name="co7" table:number-columns-repeated="2" table:default-cell-style-name="Default"/>
        <table:table-column table:style-name="co7" table:number-columns-repeated="24" table:default-cell-style-name="ce73"/>
        <table:table-column table:style-name="co7" table:number-columns-repeated="4" table:default-cell-style-name="ce66"/>
        <table:table-column table:style-name="co7" table:number-columns-repeated="24" table:default-cell-style-name="ce73"/>
        <table:table-column table:style-name="co7" table:number-columns-repeated="2" table:default-cell-style-name="Default"/>
        <table:table-column table:style-name="co7" table:default-cell-style-name="ce73"/>
        <table:table-column table:style-name="co7" table:number-columns-repeated="2" table:default-cell-style-name="Default"/>
        <table:table-column table:style-name="co7" table:default-cell-style-name="ce59"/>
        <table:table-column table:style-name="co7" table:number-columns-repeated="892" table:default-cell-style-name="Default"/>
        <table:table-row table:style-name="ro1">
          <table:table-cell/>
          <table:table-cell table:style-name="ce59" table:number-columns-repeated="62"/>
          <table:table-cell table:number-columns-repeated="6"/>
          <table:table-cell table:style-name="ce59" table:number-columns-repeated="62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59"/>
          <table:table-cell table:style-name="ce66" table:number-columns-repeated="22"/>
          <table:table-cell table:number-columns-repeated="6"/>
          <table:table-cell table:style-name="ce66" table:number-columns-repeated="22"/>
          <table:table-cell table:style-name="ce59"/>
          <table:table-cell table:number-columns-repeated="13"/>
          <table:table-cell table:style-name="Default"/>
          <table:table-cell table:number-columns-repeated="2"/>
          <table:table-cell table:style-name="ce59"/>
          <table:table-cell table:style-name="ce66" table:number-columns-repeated="23"/>
          <table:table-cell table:number-columns-repeated="4"/>
          <table:table-cell table:style-name="ce66" table:number-columns-repeated="23"/>
          <table:table-cell table:style-name="ce59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59" table:number-columns-repeated="6"/>
          <table:table-cell table:style-name="ce66" table:number-columns-repeated="22"/>
          <table:table-cell table:number-columns-repeated="6"/>
          <table:table-cell table:style-name="ce66" table:number-columns-repeated="22"/>
          <table:table-cell table:style-name="ce59" table:number-columns-repeated="6"/>
          <table:table-cell table:number-columns-repeated="6"/>
          <table:table-cell table:style-name="ce59" table:number-columns-repeated="6"/>
          <table:table-cell table:style-name="ce66" table:number-columns-repeated="23"/>
          <table:table-cell table:number-columns-repeated="4"/>
          <table:table-cell table:style-name="ce66" table:number-columns-repeated="23"/>
          <table:table-cell table:style-name="ce59" table:number-columns-repeated="6"/>
          <table:table-cell table:number-columns-repeated="893"/>
        </table:table-row>
        <table:table-row table:style-name="ro1">
          <table:table-cell table:number-columns-repeated="3"/>
          <table:table-cell table:style-name="ce59"/>
          <table:table-cell table:number-columns-repeated="2"/>
          <table:table-cell table:style-name="ce59"/>
          <table:table-cell table:style-name="ce66" table:number-columns-repeated="22"/>
          <table:table-cell table:number-columns-repeated="6"/>
          <table:table-cell table:style-name="ce66" table:number-columns-repeated="22"/>
          <table:table-cell table:style-name="ce59"/>
          <table:table-cell table:number-columns-repeated="2"/>
          <table:table-cell table:style-name="ce59"/>
          <table:table-cell table:number-columns-repeated="10"/>
          <table:table-cell table:style-name="ce59"/>
          <table:table-cell table:number-columns-repeated="2"/>
          <table:table-cell table:style-name="ce59"/>
          <table:table-cell table:style-name="ce66" table:number-columns-repeated="23"/>
          <table:table-cell table:number-columns-repeated="4"/>
          <table:table-cell table:style-name="ce66" table:number-columns-repeated="23"/>
          <table:table-cell table:style-name="ce59"/>
          <table:table-cell table:number-columns-repeated="2"/>
          <table:table-cell table:style-name="ce59"/>
          <table:table-cell table:number-columns-repeated="895"/>
        </table:table-row>
        <table:table-row table:style-name="ro1">
          <table:table-cell table:number-columns-repeated="3"/>
          <table:table-cell table:style-name="ce59"/>
          <table:table-cell table:number-columns-repeated="2"/>
          <table:table-cell table:style-name="ce59"/>
          <table:table-cell table:style-name="ce66" table:number-columns-repeated="22"/>
          <table:table-cell table:number-columns-repeated="6"/>
          <table:table-cell table:style-name="ce66" table:number-columns-repeated="22"/>
          <table:table-cell table:style-name="ce59"/>
          <table:table-cell table:number-columns-repeated="2"/>
          <table:table-cell table:style-name="ce59"/>
          <table:table-cell table:number-columns-repeated="10"/>
          <table:table-cell table:style-name="ce59"/>
          <table:table-cell table:number-columns-repeated="2"/>
          <table:table-cell table:style-name="ce59"/>
          <table:table-cell table:style-name="ce66" table:number-columns-repeated="4"/>
          <table:table-cell table:number-columns-repeated="42"/>
          <table:table-cell table:style-name="ce66" table:number-columns-repeated="4"/>
          <table:table-cell table:style-name="ce59"/>
          <table:table-cell table:number-columns-repeated="2"/>
          <table:table-cell table:style-name="ce59"/>
          <table:table-cell table:number-columns-repeated="895"/>
        </table:table-row>
        <table:table-row table:style-name="ro1">
          <table:table-cell table:number-columns-repeated="3"/>
          <table:table-cell table:style-name="ce59"/>
          <table:table-cell table:number-columns-repeated="2"/>
          <table:table-cell table:style-name="ce59"/>
          <table:table-cell table:style-name="ce66" table:number-columns-repeated="4"/>
          <table:table-cell table:style-name="ce68" table:number-columns-repeated="12"/>
          <table:table-cell table:number-columns-repeated="12"/>
          <table:table-cell table:style-name="ce68" table:number-columns-repeated="12"/>
          <table:table-cell table:style-name="ce71" table:number-columns-repeated="6"/>
          <table:table-cell table:style-name="ce66" table:number-columns-repeated="4"/>
          <table:table-cell table:style-name="ce59"/>
          <table:table-cell table:number-columns-repeated="2"/>
          <table:table-cell table:style-name="ce59"/>
          <table:table-cell table:number-columns-repeated="10"/>
          <table:table-cell table:style-name="ce59"/>
          <table:table-cell table:number-columns-repeated="2"/>
          <table:table-cell table:style-name="ce59"/>
          <table:table-cell table:style-name="ce66" table:number-columns-repeated="4"/>
          <table:table-cell table:number-columns-repeated="42"/>
          <table:table-cell table:style-name="ce66" table:number-columns-repeated="4"/>
          <table:table-cell table:style-name="ce59"/>
          <table:table-cell table:number-columns-repeated="2"/>
          <table:table-cell table:style-name="ce59"/>
          <table:table-cell table:number-columns-repeated="895"/>
        </table:table-row>
        <table:table-row table:style-name="ro1">
          <table:table-cell/>
          <table:table-cell table:style-name="ce59" table:number-columns-repeated="6"/>
          <table:table-cell table:style-name="ce66" table:number-columns-repeated="4"/>
          <table:table-cell table:style-name="ce68" table:number-columns-repeated="12"/>
          <table:table-cell table:number-columns-repeated="12"/>
          <table:table-cell table:style-name="ce68" table:number-columns-repeated="12"/>
          <table:table-cell table:style-name="ce71" table:number-columns-repeated="6"/>
          <table:table-cell table:style-name="ce66" table:number-columns-repeated="4"/>
          <table:table-cell table:style-name="ce59" table:number-columns-repeated="6"/>
          <table:table-cell table:number-columns-repeated="6"/>
          <table:table-cell table:style-name="ce59" table:number-columns-repeated="6"/>
          <table:table-cell table:style-name="ce66" table:number-columns-repeated="4"/>
          <table:table-cell table:number-columns-repeated="42"/>
          <table:table-cell table:style-name="ce66" table:number-columns-repeated="4"/>
          <table:table-cell table:style-name="ce59" table:number-columns-repeated="6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59"/>
          <table:table-cell table:style-name="ce66" table:number-columns-repeated="4"/>
          <table:table-cell table:style-name="ce68" table:number-columns-repeated="12"/>
          <table:table-cell table:number-columns-repeated="12"/>
          <table:table-cell table:style-name="ce68" table:number-columns-repeated="12"/>
          <table:table-cell table:style-name="ce71" table:number-columns-repeated="6"/>
          <table:table-cell table:style-name="ce66" table:number-columns-repeated="4"/>
          <table:table-cell table:style-name="ce59"/>
          <table:table-cell table:number-columns-repeated="13"/>
          <table:table-cell table:style-name="Default"/>
          <table:table-cell table:number-columns-repeated="2"/>
          <table:table-cell table:style-name="ce59"/>
          <table:table-cell table:style-name="ce66" table:number-columns-repeated="4"/>
          <table:table-cell table:number-columns-repeated="42"/>
          <table:table-cell table:style-name="ce66" table:number-columns-repeated="4"/>
          <table:table-cell table:style-name="ce59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59" table:number-columns-repeated="6"/>
          <table:table-cell table:style-name="ce66" table:number-columns-repeated="4"/>
          <table:table-cell table:style-name="ce68" table:number-columns-repeated="12"/>
          <table:table-cell table:number-columns-repeated="12"/>
          <table:table-cell table:style-name="ce68" table:number-columns-repeated="12"/>
          <table:table-cell table:style-name="ce71" table:number-columns-repeated="6"/>
          <table:table-cell table:style-name="ce66" table:number-columns-repeated="4"/>
          <table:table-cell table:style-name="ce59" table:number-columns-repeated="6"/>
          <table:table-cell table:number-columns-repeated="6"/>
          <table:table-cell table:style-name="ce59" table:number-columns-repeated="6"/>
          <table:table-cell table:style-name="ce66" table:number-columns-repeated="4"/>
          <table:table-cell table:number-columns-repeated="42"/>
          <table:table-cell table:style-name="ce66" table:number-columns-repeated="4"/>
          <table:table-cell table:style-name="ce59" table:number-columns-repeated="6"/>
          <table:table-cell table:number-columns-repeated="893"/>
        </table:table-row>
        <table:table-row table:style-name="ro1">
          <table:table-cell/>
          <table:table-cell table:style-name="ce60" table:number-columns-repeated="10"/>
          <table:table-cell table:style-name="ce68" table:number-columns-repeated="12"/>
          <table:table-cell table:number-columns-repeated="12"/>
          <table:table-cell table:style-name="ce68" table:number-columns-repeated="12"/>
          <table:table-cell table:style-name="ce71" table:number-columns-repeated="6"/>
          <table:table-cell table:style-name="ce60" table:number-columns-repeated="10"/>
          <table:table-cell table:number-columns-repeated="6"/>
          <table:table-cell table:style-name="ce73" table:number-columns-repeated="2"/>
          <table:table-cell/>
          <table:table-cell table:style-name="ce73" table:number-columns-repeated="2"/>
          <table:table-cell table:number-columns-repeated="52"/>
          <table:table-cell table:style-name="ce73" table:number-columns-repeated="2"/>
          <table:table-cell/>
          <table:table-cell table:style-name="ce73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60" table:number-columns-repeated="10"/>
          <table:table-cell table:style-name="ce68" table:number-columns-repeated="6"/>
          <table:table-cell table:style-name="ce71" table:number-columns-repeated="6"/>
          <table:table-cell table:number-columns-repeated="12"/>
          <table:table-cell table:style-name="ce68" table:number-columns-repeated="6"/>
          <table:table-cell table:style-name="ce71" table:number-columns-repeated="12"/>
          <table:table-cell table:style-name="ce60" table:number-columns-repeated="10"/>
          <table:table-cell table:number-columns-repeated="6"/>
          <table:table-cell table:style-name="ce73" table:number-columns-repeated="2"/>
          <table:table-cell/>
          <table:table-cell table:style-name="ce73" table:number-columns-repeated="2"/>
          <table:table-cell table:number-columns-repeated="52"/>
          <table:table-cell table:style-name="ce73" table:number-columns-repeated="2"/>
          <table:table-cell/>
          <table:table-cell table:style-name="ce73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60" table:number-columns-repeated="10"/>
          <table:table-cell table:number-columns-repeated="6"/>
          <table:table-cell table:style-name="ce70" table:number-columns-repeated="6"/>
          <table:table-cell table:style-name="ce72" table:number-columns-repeated="6"/>
          <table:table-cell table:number-columns-repeated="6"/>
          <table:table-cell table:style-name="ce70" table:number-columns-repeated="12"/>
          <table:table-cell table:style-name="ce72" table:number-columns-repeated="6"/>
          <table:table-cell table:style-name="ce60" table:number-columns-repeated="10"/>
          <table:table-cell table:number-columns-repeated="6"/>
          <table:table-cell table:style-name="ce73" table:number-columns-repeated="2"/>
          <table:table-cell/>
          <table:table-cell table:style-name="ce73" table:number-columns-repeated="2"/>
          <table:table-cell table:number-columns-repeated="52"/>
          <table:table-cell table:style-name="ce73" table:number-columns-repeated="2"/>
          <table:table-cell/>
          <table:table-cell table:style-name="ce73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60" table:number-columns-repeated="10"/>
          <table:table-cell table:number-columns-repeated="6"/>
          <table:table-cell table:style-name="ce72" table:number-columns-repeated="12"/>
          <table:table-cell table:number-columns-repeated="6"/>
          <table:table-cell table:style-name="ce70" table:number-columns-repeated="6"/>
          <table:table-cell table:style-name="ce72" table:number-columns-repeated="12"/>
          <table:table-cell table:style-name="ce60" table:number-columns-repeated="10"/>
          <table:table-cell table:number-columns-repeated="6"/>
          <table:table-cell table:style-name="ce73" table:number-columns-repeated="2"/>
          <table:table-cell/>
          <table:table-cell table:style-name="ce73" table:number-columns-repeated="2"/>
          <table:table-cell table:number-columns-repeated="52"/>
          <table:table-cell table:style-name="ce73" table:number-columns-repeated="2"/>
          <table:table-cell/>
          <table:table-cell table:style-name="ce73" table:number-columns-repeated="2"/>
          <table:table-cell table:number-columns-repeated="893"/>
        </table:table-row>
        <table:table-row table:style-name="ro1" table:number-rows-repeated="4">
          <table:table-cell/>
          <table:table-cell table:style-name="ce66" table:number-columns-repeated="28"/>
          <table:table-cell table:number-columns-repeated="6"/>
          <table:table-cell table:style-name="ce66" table:number-columns-repeated="28"/>
          <table:table-cell table:number-columns-repeated="6"/>
          <table:table-cell table:style-name="ce66" table:number-columns-repeated="29"/>
          <table:table-cell table:number-columns-repeated="4"/>
          <table:table-cell table:style-name="ce66" table:number-columns-repeated="29"/>
          <table:table-cell table:number-columns-repeated="893"/>
        </table:table-row>
        <table:table-row table:style-name="ro1" table:number-rows-repeated="6">
          <table:table-cell/>
          <table:table-cell table:style-name="ce67" table:number-columns-repeated="10"/>
          <table:table-cell table:number-columns-repeated="6"/>
          <table:table-cell table:style-name="ce72" table:number-columns-repeated="12"/>
          <table:table-cell table:number-columns-repeated="6"/>
          <table:table-cell table:style-name="ce70" table:number-columns-repeated="6"/>
          <table:table-cell table:style-name="ce72" table:number-columns-repeated="12"/>
          <table:table-cell table:style-name="ce67" table:number-columns-repeated="10"/>
          <table:table-cell table:number-columns-repeated="6"/>
          <table:table-cell table:style-name="ce73" table:number-columns-repeated="2"/>
          <table:table-cell/>
          <table:table-cell table:style-name="ce73" table:number-columns-repeated="2"/>
          <table:table-cell table:number-columns-repeated="52"/>
          <table:table-cell table:style-name="ce73" table:number-columns-repeated="2"/>
          <table:table-cell/>
          <table:table-cell table:style-name="ce73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67" table:number-columns-repeated="10"/>
          <table:table-cell table:number-columns-repeated="6"/>
          <table:table-cell table:style-name="ce70" table:number-columns-repeated="6"/>
          <table:table-cell table:style-name="ce72" table:number-columns-repeated="6"/>
          <table:table-cell table:number-columns-repeated="6"/>
          <table:table-cell table:style-name="ce70" table:number-columns-repeated="12"/>
          <table:table-cell table:style-name="ce72" table:number-columns-repeated="6"/>
          <table:table-cell table:style-name="ce67" table:number-columns-repeated="10"/>
          <table:table-cell table:number-columns-repeated="6"/>
          <table:table-cell table:style-name="ce73" table:number-columns-repeated="2"/>
          <table:table-cell/>
          <table:table-cell table:style-name="ce73" table:number-columns-repeated="2"/>
          <table:table-cell table:number-columns-repeated="52"/>
          <table:table-cell table:style-name="ce73" table:number-columns-repeated="2"/>
          <table:table-cell/>
          <table:table-cell table:style-name="ce73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67" table:number-columns-repeated="10"/>
          <table:table-cell table:style-name="ce68" table:number-columns-repeated="6"/>
          <table:table-cell table:style-name="ce71" table:number-columns-repeated="6"/>
          <table:table-cell table:number-columns-repeated="12"/>
          <table:table-cell table:style-name="ce68" table:number-columns-repeated="6"/>
          <table:table-cell table:style-name="ce71" table:number-columns-repeated="12"/>
          <table:table-cell table:style-name="ce67" table:number-columns-repeated="10"/>
          <table:table-cell table:number-columns-repeated="6"/>
          <table:table-cell table:style-name="ce73" table:number-columns-repeated="2"/>
          <table:table-cell/>
          <table:table-cell table:style-name="ce73" table:number-columns-repeated="2"/>
          <table:table-cell table:number-columns-repeated="52"/>
          <table:table-cell table:style-name="ce73" table:number-columns-repeated="2"/>
          <table:table-cell/>
          <table:table-cell table:style-name="ce73" table:number-columns-repeated="2"/>
          <table:table-cell table:number-columns-repeated="893"/>
        </table:table-row>
        <table:table-row table:style-name="ro1">
          <table:table-cell/>
          <table:table-cell table:style-name="ce59" table:number-columns-repeated="10"/>
          <table:table-cell table:style-name="ce68" table:number-columns-repeated="12"/>
          <table:table-cell table:number-columns-repeated="12"/>
          <table:table-cell table:style-name="ce68" table:number-columns-repeated="12"/>
          <table:table-cell table:style-name="ce71" table:number-columns-repeated="6"/>
          <table:table-cell table:style-name="ce59" table:number-columns-repeated="10"/>
          <table:table-cell table:number-columns-repeated="6"/>
          <table:table-cell table:style-name="ce59" table:number-columns-repeated="10"/>
          <table:table-cell table:number-columns-repeated="42"/>
          <table:table-cell table:style-name="ce59" table:number-columns-repeated="10"/>
          <table:table-cell table:number-columns-repeated="893"/>
        </table:table-row>
        <table:table-row table:style-name="ro1" table:number-rows-repeated="2">
          <table:table-cell table:number-columns-repeated="3"/>
          <table:table-cell table:style-name="ce59"/>
          <table:table-cell table:number-columns-repeated="3"/>
          <table:table-cell table:style-name="ce59"/>
          <table:table-cell table:number-columns-repeated="2"/>
          <table:table-cell table:style-name="ce59"/>
          <table:table-cell table:style-name="ce68" table:number-columns-repeated="12"/>
          <table:table-cell table:number-columns-repeated="12"/>
          <table:table-cell table:style-name="ce68" table:number-columns-repeated="12"/>
          <table:table-cell table:style-name="ce71" table:number-columns-repeated="6"/>
          <table:table-cell table:style-name="ce59"/>
          <table:table-cell table:number-columns-repeated="2"/>
          <table:table-cell table:style-name="ce59"/>
          <table:table-cell table:number-columns-repeated="3"/>
          <table:table-cell table:style-name="ce59"/>
          <table:table-cell table:number-columns-repeated="10"/>
          <table:table-cell table:style-name="ce59"/>
          <table:table-cell table:number-columns-repeated="2"/>
          <table:table-cell table:style-name="Default"/>
          <table:table-cell table:style-name="ce59"/>
          <table:table-cell table:style-name="Default" table:number-columns-repeated="2"/>
          <table:table-cell table:style-name="ce59"/>
          <table:table-cell table:number-columns-repeated="42"/>
          <table:table-cell table:style-name="ce59"/>
          <table:table-cell table:style-name="Default" table:number-columns-repeated="2"/>
          <table:table-cell table:style-name="ce59"/>
          <table:table-cell table:style-name="Default"/>
          <table:table-cell table:number-columns-repeated="2"/>
          <table:table-cell table:style-name="ce59"/>
          <table:table-cell table:number-columns-repeated="895"/>
        </table:table-row>
        <table:table-row table:style-name="ro1">
          <table:table-cell table:number-columns-repeated="3"/>
          <table:table-cell table:style-name="ce59" table:number-columns-repeated="5"/>
          <table:table-cell table:number-columns-repeated="2"/>
          <table:table-cell table:style-name="ce59"/>
          <table:table-cell table:style-name="ce68" table:number-columns-repeated="12"/>
          <table:table-cell table:number-columns-repeated="12"/>
          <table:table-cell table:style-name="ce68" table:number-columns-repeated="12"/>
          <table:table-cell table:style-name="ce71" table:number-columns-repeated="6"/>
          <table:table-cell table:style-name="ce59"/>
          <table:table-cell table:number-columns-repeated="2"/>
          <table:table-cell table:style-name="ce59" table:number-columns-repeated="5"/>
          <table:table-cell table:number-columns-repeated="10"/>
          <table:table-cell table:style-name="ce59" table:number-columns-repeated="5"/>
          <table:table-cell table:style-name="Default" table:number-columns-repeated="2"/>
          <table:table-cell table:style-name="ce59"/>
          <table:table-cell table:number-columns-repeated="42"/>
          <table:table-cell table:style-name="ce59"/>
          <table:table-cell table:style-name="Default" table:number-columns-repeated="2"/>
          <table:table-cell table:style-name="ce59" table:number-columns-repeated="5"/>
          <table:table-cell table:number-columns-repeated="895"/>
        </table:table-row>
        <table:table-row table:style-name="ro1" table:number-rows-repeated="2">
          <table:table-cell table:number-columns-repeated="3"/>
          <table:table-cell table:style-name="ce59"/>
          <table:table-cell table:number-columns-repeated="3"/>
          <table:table-cell table:style-name="ce59"/>
          <table:table-cell table:number-columns-repeated="2"/>
          <table:table-cell table:style-name="ce59"/>
          <table:table-cell table:style-name="ce68" table:number-columns-repeated="12"/>
          <table:table-cell table:number-columns-repeated="12"/>
          <table:table-cell table:style-name="ce68" table:number-columns-repeated="12"/>
          <table:table-cell table:style-name="ce71" table:number-columns-repeated="6"/>
          <table:table-cell table:style-name="ce59"/>
          <table:table-cell table:number-columns-repeated="2"/>
          <table:table-cell table:style-name="ce59"/>
          <table:table-cell table:number-columns-repeated="3"/>
          <table:table-cell table:style-name="ce59"/>
          <table:table-cell table:number-columns-repeated="10"/>
          <table:table-cell table:style-name="ce59"/>
          <table:table-cell table:number-columns-repeated="2"/>
          <table:table-cell table:style-name="Default"/>
          <table:table-cell table:style-name="ce59"/>
          <table:table-cell table:style-name="Default" table:number-columns-repeated="2"/>
          <table:table-cell table:style-name="ce59"/>
          <table:table-cell table:number-columns-repeated="42"/>
          <table:table-cell table:style-name="ce59"/>
          <table:table-cell table:style-name="Default" table:number-columns-repeated="2"/>
          <table:table-cell table:style-name="ce59"/>
          <table:table-cell table:style-name="Default"/>
          <table:table-cell table:number-columns-repeated="2"/>
          <table:table-cell table:style-name="ce59"/>
          <table:table-cell table:number-columns-repeated="895"/>
        </table:table-row>
        <table:table-row table:style-name="ro1">
          <table:table-cell/>
          <table:table-cell table:style-name="ce59" table:number-columns-repeated="10"/>
          <table:table-cell table:style-name="ce66" table:number-columns-repeated="18"/>
          <table:table-cell table:number-columns-repeated="6"/>
          <table:table-cell table:style-name="ce66" table:number-columns-repeated="18"/>
          <table:table-cell table:style-name="ce59" table:number-columns-repeated="10"/>
          <table:table-cell table:number-columns-repeated="6"/>
          <table:table-cell table:style-name="ce59" table:number-columns-repeated="10"/>
          <table:table-cell table:number-columns-repeated="42"/>
          <table:table-cell table:style-name="ce59" table:number-columns-repeated="10"/>
          <table:table-cell table:number-columns-repeated="893"/>
        </table:table-row>
        <table:table-row table:style-name="ro1" table:number-rows-repeated="4">
          <table:table-cell/>
          <table:table-cell table:style-name="ce66" table:number-columns-repeated="28"/>
          <table:table-cell table:number-columns-repeated="6"/>
          <table:table-cell table:style-name="ce66" table:number-columns-repeated="28"/>
          <table:table-cell table:number-columns-repeated="6"/>
          <table:table-cell table:style-name="ce66" table:number-columns-repeated="29"/>
          <table:table-cell table:number-columns-repeated="4"/>
          <table:table-cell table:style-name="ce66" table:number-columns-repeated="29"/>
          <table:table-cell table:number-columns-repeated="893"/>
        </table:table-row>
        <table:table-row table:style-name="ro1">
          <table:table-cell/>
          <table:table-cell table:style-name="ce59" table:number-columns-repeated="62"/>
          <table:table-cell table:number-columns-repeated="6"/>
          <table:table-cell table:style-name="ce59" table:number-columns-repeated="62"/>
          <table:table-cell table:number-columns-repeated="893"/>
        </table:table-row>
        <table:table-row table:style-name="ro1" table:number-rows-repeated="9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59" table:number-columns-repeated="2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59"/>
          <table:table-cell table:style-name="ce68"/>
          <table:table-cell table:style-name="ce59"/>
          <table:table-cell table:style-name="ce68"/>
          <table:table-cell table:style-name="ce59"/>
          <table:table-cell table:style-name="ce68"/>
          <table:table-cell table:style-name="ce59"/>
          <table:table-cell table:style-name="ce68"/>
          <table:table-cell table:style-name="ce59"/>
          <table:table-cell table:style-name="ce68"/>
          <table:table-cell table:style-name="ce59"/>
          <table:table-cell table:style-name="ce68"/>
          <table:table-cell table:style-name="ce59"/>
          <table:table-cell table:style-name="ce68"/>
          <table:table-cell table:style-name="ce59"/>
          <table:table-cell table:style-name="ce68"/>
          <table:table-cell table:style-name="ce59"/>
          <table:table-cell table:style-name="ce68"/>
          <table:table-cell table:style-name="ce59"/>
          <table:table-cell table:style-name="ce68"/>
          <table:table-cell table:style-name="ce59"/>
          <table:table-cell table:style-name="ce68"/>
          <table:table-cell table:style-name="ce59" table:number-columns-repeated="4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59"/>
          <table:table-cell table:style-name="ce69"/>
          <table:table-cell table:style-name="ce70"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 table:style-name="ce70"/>
          <table:table-cell table:style-name="ce69"/>
          <table:table-cell table:style-name="ce70"/>
          <table:table-cell table:style-name="ce69"/>
          <table:table-cell table:style-name="ce70"/>
          <table:table-cell table:style-name="ce69"/>
          <table:table-cell table:style-name="ce70"/>
          <table:table-cell table:style-name="ce69"/>
          <table:table-cell table:style-name="ce70"/>
          <table:table-cell table:style-name="ce69"/>
          <table:table-cell table:style-name="ce70"/>
          <table:table-cell table:style-name="ce69"/>
          <table:table-cell table:style-name="ce70" table:number-columns-repeated="2"/>
          <table:table-cell table:style-name="ce59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59"/>
          <table:table-cell table:style-name="ce70" table:number-columns-repeated="2"/>
          <table:table-cell table:number-columns-repeated="6"/>
          <table:table-cell table:style-name="ce70" table:number-columns-repeated="15"/>
          <table:table-cell table:style-name="ce59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59"/>
          <table:table-cell table:style-name="ce70" table:number-columns-repeated="2"/>
          <table:table-cell table:number-columns-repeated="6"/>
          <table:table-cell table:style-name="ce70" table:number-columns-repeated="14"/>
          <table:table-cell table:style-name="ce69"/>
          <table:table-cell table:style-name="ce74"/>
          <table:table-cell table:style-name="ce5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59"/>
          <table:table-cell table:style-name="ce70" table:number-columns-repeated="2"/>
          <table:table-cell table:number-columns-repeated="6"/>
          <table:table-cell table:style-name="ce70" table:number-columns-repeated="15"/>
          <table:table-cell table:style-name="ce59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59"/>
          <table:table-cell table:style-name="ce69"/>
          <table:table-cell table:style-name="ce70"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 table:style-name="ce70"/>
          <table:table-cell table:style-name="ce69"/>
          <table:table-cell table:style-name="ce70"/>
          <table:table-cell table:style-name="ce69"/>
          <table:table-cell table:style-name="ce70"/>
          <table:table-cell table:style-name="ce69"/>
          <table:table-cell table:style-name="ce70" table:number-columns-repeated="7"/>
          <table:table-cell table:style-name="ce69"/>
          <table:table-cell table:style-name="ce74"/>
          <table:table-cell table:style-name="ce5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59"/>
          <table:table-cell table:style-name="ce68"/>
          <table:table-cell table:style-name="ce59"/>
          <table:table-cell table:style-name="ce68"/>
          <table:table-cell table:style-name="ce59"/>
          <table:table-cell table:style-name="ce68"/>
          <table:table-cell table:style-name="ce59"/>
          <table:table-cell table:style-name="ce68"/>
          <table:table-cell table:style-name="ce59"/>
          <table:table-cell table:style-name="ce68"/>
          <table:table-cell table:style-name="ce59"/>
          <table:table-cell table:style-name="ce68"/>
          <table:table-cell table:style-name="ce59"/>
          <table:table-cell table:style-name="ce68"/>
          <table:table-cell table:style-name="ce59"/>
          <table:table-cell table:style-name="ce68"/>
          <table:table-cell table:style-name="ce59" table:number-columns-repeated="3"/>
          <table:table-cell table:style-name="ce70" table:number-columns-repeated="5"/>
          <table:table-cell table:style-name="ce59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59" table:number-columns-repeated="18"/>
          <table:table-cell table:style-name="ce68"/>
          <table:table-cell table:style-name="ce69"/>
          <table:table-cell table:style-name="ce70" table:number-columns-repeated="3"/>
          <table:table-cell table:style-name="ce69"/>
          <table:table-cell table:style-name="ce74"/>
          <table:table-cell table:style-name="ce5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59" table:number-columns-repeated="2"/>
          <table:table-cell table:style-name="ce70" table:number-columns-repeated="5"/>
          <table:table-cell table:style-name="ce59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59"/>
          <table:table-cell table:style-name="ce68"/>
          <table:table-cell table:style-name="ce69"/>
          <table:table-cell table:style-name="ce70" table:number-columns-repeated="3"/>
          <table:table-cell table:style-name="ce69"/>
          <table:table-cell table:style-name="ce74"/>
          <table:table-cell table:style-name="ce5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59" table:number-columns-repeated="2"/>
          <table:table-cell table:style-name="ce70" table:number-columns-repeated="5"/>
          <table:table-cell table:style-name="ce59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59"/>
          <table:table-cell table:style-name="ce68"/>
          <table:table-cell table:style-name="ce69"/>
          <table:table-cell table:style-name="ce70" table:number-columns-repeated="3"/>
          <table:table-cell table:style-name="ce69"/>
          <table:table-cell table:style-name="ce74"/>
          <table:table-cell table:style-name="ce5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59" table:number-columns-repeated="2"/>
          <table:table-cell table:style-name="ce70" table:number-columns-repeated="5"/>
          <table:table-cell table:style-name="ce59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59"/>
          <table:table-cell table:style-name="ce68"/>
          <table:table-cell table:style-name="ce69"/>
          <table:table-cell table:style-name="ce70" table:number-columns-repeated="3"/>
          <table:table-cell table:style-name="ce69"/>
          <table:table-cell table:style-name="ce74"/>
          <table:table-cell table:style-name="ce5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59" table:number-columns-repeated="2"/>
          <table:table-cell table:style-name="ce70" table:number-columns-repeated="5"/>
          <table:table-cell table:style-name="ce59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59"/>
          <table:table-cell table:style-name="ce68"/>
          <table:table-cell table:style-name="ce69"/>
          <table:table-cell table:style-name="ce70" table:number-columns-repeated="3"/>
          <table:table-cell table:style-name="ce69"/>
          <table:table-cell table:style-name="ce74"/>
          <table:table-cell table:style-name="ce5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59" table:number-columns-repeated="2"/>
          <table:table-cell table:style-name="ce70" table:number-columns-repeated="5"/>
          <table:table-cell table:style-name="ce59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/>
          <table:table-cell table:style-name="ce73" table:number-columns-repeated="7"/>
          <table:table-cell table:style-name="ce59"/>
          <table:table-cell table:style-name="ce68"/>
          <table:table-cell table:style-name="ce69"/>
          <table:table-cell table:style-name="ce70" table:number-columns-repeated="3"/>
          <table:table-cell table:style-name="ce69"/>
          <table:table-cell table:style-name="ce74"/>
          <table:table-cell table:style-name="ce5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59" table:number-columns-repeated="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" table:default-cell-style-name="ce75"/>
        <table:table-column table:style-name="co1" table:number-columns-repeated="4" table:default-cell-style-name="Default"/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30" calcext:value-type="float">
            <text:p>30</text:p>
          </table:table-cell>
          <table:table-cell table:formula="of:=[.A1]/[.B1]" office:value-type="float" office:value="0.816666666666667" calcext:value-type="float">
            <text:p>0.82</text:p>
          </table:table-cell>
          <table:table-cell/>
          <table:table-cell table:formula="of:=AVERAGE([.C1:.C6])*10" office:value-type="float" office:value="9.55" calcext:value-type="float">
            <text:p>9.55</text:p>
          </table:table-cell>
          <table:table-cell office:value-type="float" office:value="7.8" calcext:value-type="float">
            <text:p>7.8</text:p>
          </table:table-cell>
          <table:table-cell table:formula="of:=[.E1]*0.4+[.F1]*0.6" office:value-type="float" office:value="8.5" calcext:value-type="float">
            <text:p>8.5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[.A2]/[.B2]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3]/[.B3]"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A4]/[.B4]" office:value-type="float" office:value="0.93333333333333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25" calcext:value-type="float">
            <text:p>25</text:p>
          </table:table-cell>
          <table:table-cell table:formula="of:=[.A5]/[.B5]" office:value-type="float" office:value="0.93" calcext:value-type="float">
            <text:p>0.93</text:p>
          </table:table-cell>
          <table:table-cell table:number-columns-repeated="4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5" calcext:value-type="float">
            <text:p>25</text:p>
          </table:table-cell>
          <table:table-cell table:formula="of:=[.A6]/[.B6]" office:value-type="float" office:value="1.1" calcext:value-type="float">
            <text:p>1.1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278" table:orientation="column">
          <table:filter table:target-range-address="Sheet3.A1" table:condition-source-range-address="Sheet2.A1:Sheet2.D2">
            <table:filter-and>
              <table:filter-condition table:data-type="number" table:value="" table:operator="&gt;" table:field-number="0"/>
            </table:filter-and>
          </table:filter>
        </table:database-range>
        <table:database-range table:name="__Anonymous_Sheet_DB__2" table:target-range-address="Sheet3.A1:Sheet3.D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number-style style:name="N140">
      <number:number number:decimal-places="15" number:min-decimal-places="15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2-03T12:53:41.253000000</meta:creation-date>
    <dc:date>2022-09-21T00:13:09.742000000</dc:date>
    <meta:editing-duration>P231DT3H34M24S</meta:editing-duration>
    <meta:editing-cycles>1477</meta:editing-cycles>
    <meta:generator>LibreOffice/7.4.0.3$Windows_X86_64 LibreOffice_project/f85e47c08ddd19c015c0114a68350214f7066f5a</meta:generator>
    <meta:document-statistic meta:table-count="5" meta:cell-count="1490" meta:object-count="0"/>
  </office:meta>
</office:document-meta>
</file>